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lphabet" style:family="table">
      <style:table-properties style:width="11.402cm" table:align="margins"/>
    </style:style>
    <style:style style:name="Alphabet.A" style:family="table-column">
      <style:table-column-properties style:column-width="5.701cm" style:rel-column-width="32767*"/>
    </style:style>
    <style:style style:name="Alphabet.B" style:family="table-column">
      <style:table-column-properties style:column-width="5.701cm" style:rel-column-width="32768*"/>
    </style:style>
    <style:style style:name="Alphabet.A1" style:family="table-cell">
      <style:table-cell-properties style:vertical-align="middle"/>
    </style:style>
    <style:style style:name="Table2" style:family="table">
      <style:table-properties style:width="3.251cm" fo:break-before="auto" fo:break-after="auto" table:align="center" fo:keep-with-next="auto" style:may-break-between-rows="true" table:border-model="collapsing"/>
    </style:style>
    <style:style style:name="Table2.A" style:family="table-column">
      <style:table-column-properties style:column-width="2.321cm"/>
    </style:style>
    <style:style style:name="Table2.B" style:family="table-column">
      <style:table-column-properties style:column-width="0.9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2.12cm" table:align="center"/>
    </style:style>
    <style:style style:name="Table4.A" style:family="table-column">
      <style:table-column-properties style:column-width="1.247cm"/>
    </style:style>
    <style:style style:name="Table4.B" style:family="table-column">
      <style:table-column-properties style:column-width="0.87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3.44cm" fo:margin-left="1.055cm" table:align="left"/>
    </style:style>
    <style:style style:name="Table3.A" style:family="table-column">
      <style:table-column-properties style:column-width="2.499cm"/>
    </style:style>
    <style:style style:name="Table3.B" style:family="table-column">
      <style:table-column-properties style:column-width="0.94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ronouns" style:family="table">
      <style:table-properties style:width="11.402cm" table:align="margins"/>
    </style:style>
    <style:style style:name="Pronouns.A" style:family="table-column">
      <style:table-column-properties style:column-width="2.849cm" style:rel-column-width="16373*"/>
    </style:style>
    <style:style style:name="Pronouns.B" style:family="table-column">
      <style:table-column-properties style:column-width="2.85cm" style:rel-column-width="16383*"/>
    </style:style>
    <style:style style:name="Pronouns.D" style:family="table-column">
      <style:table-column-properties style:column-width="2.852cm" style:rel-column-width="16396*"/>
    </style:style>
    <style:style style:name="Pronoun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Pronouns.D1" style:family="table-cell">
      <style:table-cell-properties style:vertical-align="middle" fo:padding="0.097cm" fo:border="0.05pt solid #000000"/>
    </style:style>
    <style:style style:name="Pronoun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nouns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ronounSuffixes" style:family="table">
      <style:table-properties style:width="10.599cm" table:align="center"/>
    </style:style>
    <style:style style:name="PronounSuffixes.A" style:family="table-column">
      <style:table-column-properties style:column-width="3.868cm"/>
    </style:style>
    <style:style style:name="PronounSuffixes.B" style:family="table-column">
      <style:table-column-properties style:column-width="2.058cm"/>
    </style:style>
    <style:style style:name="PronounSuffixes.C" style:family="table-column">
      <style:table-column-properties style:column-width="4.673cm"/>
    </style:style>
    <style:style style:name="PronounSuffixes.A1" style:family="table-cell">
      <style:table-cell-properties fo:padding="0.097cm" fo:border-left="0.05pt solid #000000" fo:border-right="none" fo:border-top="0.05pt solid #000000" fo:border-bottom="0.05pt solid #000000"/>
    </style:style>
    <style:style style:name="PronounSuffixes.C1" style:family="table-cell">
      <style:table-cell-properties fo:padding="0.097cm" fo:border="0.05pt solid #000000"/>
    </style:style>
    <style:style style:name="PronounSuffix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nounSuffixes.B2" style:family="table-cell">
      <style:table-cell-properties fo:padding="0.097cm" fo:border-left="0.05pt solid #000000" fo:border-right="none" fo:border-top="none" fo:border-bottom="0.05pt solid #000000"/>
    </style:style>
    <style:style style:name="PronounSuffixes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ronounSuffixes.B3" style:family="table-cell">
      <style:table-cell-properties fo:padding="0.097cm" fo:border-left="0.05pt solid #000000" fo:border-right="none" fo:border-top="none" fo:border-bottom="0.05pt solid #000000"/>
    </style:style>
    <style:style style:name="Copulas" style:family="table">
      <style:table-properties style:width="6.971cm" table:align="center"/>
    </style:style>
    <style:style style:name="Copulas.A" style:family="table-column">
      <style:table-column-properties style:column-width="1.838cm"/>
    </style:style>
    <style:style style:name="Copulas.B" style:family="table-column">
      <style:table-column-properties style:column-width="2.06cm"/>
    </style:style>
    <style:style style:name="Copulas.C" style:family="table-column">
      <style:table-column-properties style:column-width="3.073cm"/>
    </style:style>
    <style:style style:name="Copulas.A1" style:family="table-cell">
      <style:table-cell-properties fo:padding="0.097cm" fo:border-left="0.05pt solid #000000" fo:border-right="none" fo:border-top="0.05pt solid #000000" fo:border-bottom="0.05pt solid #000000"/>
    </style:style>
    <style:style style:name="Copulas.C1" style:family="table-cell">
      <style:table-cell-properties fo:padding="0.097cm" fo:border="0.05pt solid #000000"/>
    </style:style>
    <style:style style:name="Copulas.A2" style:family="table-cell">
      <style:table-cell-properties fo:padding="0.097cm" fo:border-left="0.05pt solid #000000" fo:border-right="none" fo:border-top="none" fo:border-bottom="0.05pt solid #000000"/>
    </style:style>
    <style:style style:name="Copula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0.329cm" table:align="center"/>
    </style:style>
    <style:style style:name="Table1.A" style:family="table-column">
      <style:table-column-properties style:column-width="3.866cm"/>
    </style:style>
    <style:style style:name="Table1.B" style:family="table-column">
      <style:table-column-properties style:column-width="2.06cm"/>
    </style:style>
    <style:style style:name="Table1.C" style:family="table-column">
      <style:table-column-properties style:column-width="4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enseMarker" style:family="table">
      <style:table-properties style:width="8.209cm" table:align="center"/>
    </style:style>
    <style:style style:name="TenseMarker.A" style:family="table-column">
      <style:table-column-properties style:column-width="1.75cm"/>
    </style:style>
    <style:style style:name="TenseMarker.B" style:family="table-column">
      <style:table-column-properties style:column-width="2.06cm"/>
    </style:style>
    <style:style style:name="TenseMarker.C" style:family="table-column">
      <style:table-column-properties style:column-width="4.399cm"/>
    </style:style>
    <style:style style:name="TenseMarker.A1" style:family="table-cell">
      <style:table-cell-properties fo:padding="0.097cm" fo:border-left="0.05pt solid #000000" fo:border-right="none" fo:border-top="0.05pt solid #000000" fo:border-bottom="0.05pt solid #000000"/>
    </style:style>
    <style:style style:name="TenseMarker.C1" style:family="table-cell">
      <style:table-cell-properties fo:padding="0.097cm" fo:border="0.05pt solid #000000"/>
    </style:style>
    <style:style style:name="TenseMarker.A2" style:family="table-cell">
      <style:table-cell-properties fo:padding="0.097cm" fo:border-left="0.05pt solid #000000" fo:border-right="none" fo:border-top="none" fo:border-bottom="0.05pt solid #000000"/>
    </style:style>
    <style:style style:name="TenseMarker.C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s" style:family="table">
      <style:table-properties style:width="8.44cm" table:align="center"/>
    </style:style>
    <style:style style:name="Articles.A" style:family="table-column">
      <style:table-column-properties style:column-width="3.418cm"/>
    </style:style>
    <style:style style:name="Articles.B" style:family="table-column">
      <style:table-column-properties style:column-width="2.058cm"/>
    </style:style>
    <style:style style:name="Articles.C" style:family="table-column">
      <style:table-column-properties style:column-width="2.963cm"/>
    </style:style>
    <style:style style:name="Articles.A1" style:family="table-cell">
      <style:table-cell-properties fo:padding="0.097cm" fo:border-left="0.05pt solid #000000" fo:border-right="none" fo:border-top="0.05pt solid #000000" fo:border-bottom="0.05pt solid #000000"/>
    </style:style>
    <style:style style:name="Articles.C1" style:family="table-cell">
      <style:table-cell-properties fo:padding="0.097cm" fo:border="0.05pt solid #000000"/>
    </style:style>
    <style:style style:name="Articl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rticles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rticlesSuffixes" style:family="table">
      <style:table-properties style:width="9.76cm" table:align="center"/>
    </style:style>
    <style:style style:name="ArticlesSuffixes.A" style:family="table-column">
      <style:table-column-properties style:column-width="3.403cm"/>
    </style:style>
    <style:style style:name="ArticlesSuffixes.B" style:family="table-column">
      <style:table-column-properties style:column-width="2.06cm"/>
    </style:style>
    <style:style style:name="ArticlesSuffixes.C" style:family="table-column">
      <style:table-column-properties style:column-width="4.297cm"/>
    </style:style>
    <style:style style:name="ArticlesSuffixes.A1" style:family="table-cell">
      <style:table-cell-properties fo:padding="0.097cm" fo:border-left="0.05pt solid #000000" fo:border-right="none" fo:border-top="0.05pt solid #000000" fo:border-bottom="0.05pt solid #000000"/>
    </style:style>
    <style:style style:name="ArticlesSuffixes.C1" style:family="table-cell">
      <style:table-cell-properties fo:padding="0.097cm" fo:border="0.05pt solid #000000"/>
    </style:style>
    <style:style style:name="ArticlesSuffixes.A2" style:family="table-cell">
      <style:table-cell-properties fo:padding="0.097cm" fo:border-left="0.05pt solid #000000" fo:border-right="none" fo:border-top="none" fo:border-bottom="0.05pt solid #000000"/>
    </style:style>
    <style:style style:name="ArticlesSuffixes.C2" style:family="table-cell">
      <style:table-cell-properties fo:padding="0.097cm" fo:border-left="0.05pt solid #000000" fo:border-right="0.05pt solid #000000" fo:border-top="none" fo:border-bottom="0.05pt solid #000000"/>
    </style:style>
    <style:style style:name="Question" style:family="table">
      <style:table-properties style:width="7.99cm" table:align="center"/>
    </style:style>
    <style:style style:name="Question.A" style:family="table-column">
      <style:table-column-properties style:column-width="2.431cm"/>
    </style:style>
    <style:style style:name="Question.B" style:family="table-column">
      <style:table-column-properties style:column-width="2.06cm"/>
    </style:style>
    <style:style style:name="Question.C" style:family="table-column">
      <style:table-column-properties style:column-width="3.5cm"/>
    </style:style>
    <style:style style:name="Ques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Question.C1" style:family="table-cell">
      <style:table-cell-properties fo:padding="0.097cm" fo:border="0.05pt solid #000000"/>
    </style:style>
    <style:style style:name="Question.A2" style:family="table-cell">
      <style:table-cell-properties fo:padding="0.097cm" fo:border-left="0.05pt solid #000000" fo:border-right="none" fo:border-top="none" fo:border-bottom="0.05pt solid #000000"/>
    </style:style>
    <style:style style:name="Question.C2" style:family="table-cell">
      <style:table-cell-properties fo:padding="0.097cm" fo:border-left="0.05pt solid #000000" fo:border-right="0.05pt solid #000000" fo:border-top="none" fo:border-bottom="0.05pt solid #000000"/>
    </style:style>
    <style:style style:name="DirectionLocation" style:family="table">
      <style:table-properties style:width="8.68cm" table:align="center"/>
    </style:style>
    <style:style style:name="DirectionLocation.A" style:family="table-column">
      <style:table-column-properties style:column-width="3.493cm"/>
    </style:style>
    <style:style style:name="DirectionLocation.B" style:family="table-column">
      <style:table-column-properties style:column-width="2.058cm"/>
    </style:style>
    <style:style style:name="DirectionLocation.C" style:family="table-column">
      <style:table-column-properties style:column-width="3.129cm"/>
    </style:style>
    <style:style style:name="DirectionLoca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DirectionLocation.C1" style:family="table-cell">
      <style:table-cell-properties fo:padding="0.097cm" fo:border="0.05pt solid #000000"/>
    </style:style>
    <style:style style:name="DirectionLocation.A2" style:family="table-cell">
      <style:table-cell-properties fo:padding="0.097cm" fo:border-left="0.05pt solid #000000" fo:border-right="none" fo:border-top="none" fo:border-bottom="0.05pt solid #000000"/>
    </style:style>
    <style:style style:name="DirectionLocation.C2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Order" style:family="table">
      <style:table-properties style:width="9.456cm" table:align="left"/>
    </style:style>
    <style:style style:name="FeatureOrder.A" style:family="table-column">
      <style:table-column-properties style:column-width="3.025cm"/>
    </style:style>
    <style:style style:name="FeatureOrder.B" style:family="table-column">
      <style:table-column-properties style:column-width="6.431cm"/>
    </style:style>
    <style:style style:name="FeatureOrder.A1" style:family="table-cell">
      <style:table-cell-properties fo:padding="0.097cm" fo:border-left="0.05pt solid #000000" fo:border-right="none" fo:border-top="0.05pt solid #000000" fo:border-bottom="0.05pt solid #000000"/>
    </style:style>
    <style:style style:name="FeatureOrder.B1" style:family="table-cell">
      <style:table-cell-properties fo:padding="0.097cm" fo:border="0.05pt solid #000000"/>
    </style:style>
    <style:style style:name="FeatureOrder.A2" style:family="table-cell">
      <style:table-cell-properties fo:padding="0.097cm" fo:border-left="0.05pt solid #000000" fo:border-right="none" fo:border-top="none" fo:border-bottom="0.05pt solid #000000"/>
    </style:style>
    <style:style style:name="FeatureOrder.B2" style:family="table-cell">
      <style:table-cell-properties fo:padding="0.097cm" fo:border-left="0.05pt solid #000000" fo:border-right="0.05pt solid #000000" fo:border-top="none" fo:border-bottom="0.05pt solid #000000"/>
    </style:style>
    <style:style style:name="Examples" style:family="table">
      <style:table-properties style:width="11.402cm" fo:margin-left="0cm" table:align="left"/>
    </style:style>
    <style:style style:name="Examples.A" style:family="table-column">
      <style:table-column-properties style:column-width="3.993cm"/>
    </style:style>
    <style:style style:name="Examples.B" style:family="table-column">
      <style:table-column-properties style:column-width="3.896cm"/>
    </style:style>
    <style:style style:name="Examples.C" style:family="table-column">
      <style:table-column-properties style:column-width="3.512cm"/>
    </style:style>
    <style:style style:name="Examples.A1" style:family="table-cell">
      <style:table-cell-properties fo:padding="0.097cm" fo:border-left="0.05pt solid #000000" fo:border-right="none" fo:border-top="0.05pt solid #000000" fo:border-bottom="0.05pt solid #000000"/>
    </style:style>
    <style:style style:name="Examples.C1" style:family="table-cell">
      <style:table-cell-properties fo:padding="0.097cm" fo:border="0.05pt solid #000000"/>
    </style:style>
    <style:style style:name="Examples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Examples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Examples.20" style:family="table-row">
      <style:table-row-properties style:min-row-height="0.515cm"/>
    </style:style>
    <style:style style:name="Table7" style:family="table">
      <style:table-properties style:width="6.149cm" fo:margin-left="-0.053cm" fo:margin-top="0cm" fo:margin-bottom="0cm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1.513cm"/>
    </style:style>
    <style:style style:name="Table7.B" style:family="table-column">
      <style:table-column-properties style:column-width="1.575cm"/>
    </style:style>
    <style:style style:name="Table7.C" style:family="table-column">
      <style:table-column-properties style:column-width="3.06cm"/>
    </style:style>
    <style:style style:name="Table7.1" style:family="table-row">
      <style:table-row-properties style:min-row-height="0.452cm" fo:keep-together="auto"/>
    </style:style>
    <style:style style:name="Table7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7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6.149cm" fo:margin-left="-0.053cm" fo:margin-top="0cm" fo:margin-bottom="0cm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3.06cm"/>
    </style:style>
    <style:style style:name="Table5.B" style:family="table-column">
      <style:table-column-properties style:column-width="1.575cm"/>
    </style:style>
    <style:style style:name="Table5.C" style:family="table-column">
      <style:table-column-properties style:column-width="1.513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808080" officeooo:rsid="001e69c4" officeooo:paragraph-rsid="001e69c4"/>
    </style:style>
    <style:style style:name="P2" style:family="paragraph" style:parent-style-name="Standard">
      <style:text-properties style:font-name="DejaVu Sans Light" officeooo:rsid="0015b91b" officeooo:paragraph-rsid="0015b91b"/>
    </style:style>
    <style:style style:name="P3" style:family="paragraph" style:parent-style-name="Standard">
      <style:text-properties officeooo:paragraph-rsid="0088f3a5"/>
    </style:style>
    <style:style style:name="P4" style:family="paragraph" style:parent-style-name="Standard">
      <style:text-properties officeooo:paragraph-rsid="008ecea7"/>
    </style:style>
    <style:style style:name="P5" style:family="paragraph" style:parent-style-name="Text_20_body">
      <style:text-properties officeooo:paragraph-rsid="001965dc"/>
    </style:style>
    <style:style style:name="P6" style:family="paragraph" style:parent-style-name="Text_20_body">
      <style:text-properties officeooo:rsid="001a7b4a" officeooo:paragraph-rsid="001a7b4a"/>
    </style:style>
    <style:style style:name="P7" style:family="paragraph" style:parent-style-name="Text_20_body">
      <style:text-properties officeooo:paragraph-rsid="001b6303"/>
    </style:style>
    <style:style style:name="P8" style:family="paragraph" style:parent-style-name="Text_20_body">
      <style:text-properties officeooo:paragraph-rsid="0023ed8a"/>
    </style:style>
    <style:style style:name="P9" style:family="paragraph" style:parent-style-name="Text_20_body">
      <style:text-properties officeooo:rsid="002638bb" officeooo:paragraph-rsid="002638bb"/>
    </style:style>
    <style:style style:name="P10" style:family="paragraph" style:parent-style-name="Text_20_body">
      <style:text-properties officeooo:paragraph-rsid="002638bb"/>
    </style:style>
    <style:style style:name="P11" style:family="paragraph" style:parent-style-name="Text_20_body">
      <style:text-properties officeooo:rsid="0027aedc" officeooo:paragraph-rsid="0027aedc"/>
    </style:style>
    <style:style style:name="P12" style:family="paragraph" style:parent-style-name="Text_20_body">
      <style:text-properties officeooo:paragraph-rsid="005b510e"/>
    </style:style>
    <style:style style:name="P13" style:family="paragraph" style:parent-style-name="Text_20_body">
      <style:text-properties officeooo:rsid="00617ced" officeooo:paragraph-rsid="00617ced"/>
    </style:style>
    <style:style style:name="P14" style:family="paragraph" style:parent-style-name="Text_20_body">
      <style:text-properties officeooo:rsid="0073703b" officeooo:paragraph-rsid="0073703b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text-properties officeooo:paragraph-rsid="0080ed21"/>
    </style:style>
    <style:style style:name="P17" style:family="paragraph" style:parent-style-name="Text_20_body">
      <style:text-properties officeooo:rsid="00861558" officeooo:paragraph-rsid="00861558"/>
    </style:style>
    <style:style style:name="P18" style:family="paragraph" style:parent-style-name="Text_20_body">
      <style:text-properties officeooo:rsid="0089e5d1" officeooo:paragraph-rsid="0089e5d1"/>
    </style:style>
    <style:style style:name="P19" style:family="paragraph" style:parent-style-name="Text_20_body">
      <style:text-properties officeooo:paragraph-rsid="0089e5d1"/>
    </style:style>
    <style:style style:name="P20" style:family="paragraph" style:parent-style-name="Table_20_Heading">
      <style:text-properties officeooo:rsid="00220a77" officeooo:paragraph-rsid="00220a77"/>
    </style:style>
    <style:style style:name="P21" style:family="paragraph" style:parent-style-name="Table_20_Heading">
      <style:text-properties officeooo:rsid="002c9566" officeooo:paragraph-rsid="002c9566"/>
    </style:style>
    <style:style style:name="P22" style:family="paragraph" style:parent-style-name="Table_20_Heading">
      <style:text-properties officeooo:rsid="00300e1a" officeooo:paragraph-rsid="00300e1a"/>
    </style:style>
    <style:style style:name="P23" style:family="paragraph" style:parent-style-name="Table_20_Heading">
      <style:text-properties officeooo:rsid="00360414" officeooo:paragraph-rsid="00360414"/>
    </style:style>
    <style:style style:name="P24" style:family="paragraph" style:parent-style-name="Table_20_Heading">
      <style:text-properties officeooo:rsid="00360414" officeooo:paragraph-rsid="003f9df2"/>
    </style:style>
    <style:style style:name="P25" style:family="paragraph" style:parent-style-name="Table_20_Heading">
      <style:text-properties officeooo:rsid="003f9df2" officeooo:paragraph-rsid="003f9df2"/>
    </style:style>
    <style:style style:name="P26" style:family="paragraph" style:parent-style-name="Table_20_Heading">
      <style:text-properties officeooo:rsid="003fc528" officeooo:paragraph-rsid="003fc528"/>
    </style:style>
    <style:style style:name="P27" style:family="paragraph" style:parent-style-name="Table_20_Heading">
      <style:text-properties officeooo:rsid="005aa394" officeooo:paragraph-rsid="005aa394"/>
    </style:style>
    <style:style style:name="P28" style:family="paragraph" style:parent-style-name="Table_20_Heading">
      <style:text-properties fo:font-weight="bold" officeooo:rsid="003fc528" officeooo:paragraph-rsid="003fc528" style:font-weight-asian="bold" style:font-weight-complex="bold"/>
    </style:style>
    <style:style style:name="P29" style:family="paragraph" style:parent-style-name="Table_20_Heading">
      <style:text-properties fo:font-weight="bold" officeooo:rsid="005aa394" officeooo:paragraph-rsid="005aa394" style:font-weight-asian="bold" style:font-weight-complex="bold"/>
    </style:style>
    <style:style style:name="P30" style:family="paragraph" style:parent-style-name="Table_20_Heading">
      <style:text-properties fo:font-weight="bold" officeooo:rsid="00617ced" officeooo:paragraph-rsid="00617ced" style:font-weight-asian="bold" style:font-weight-complex="bold"/>
    </style:style>
    <style:style style:name="P31" style:family="paragraph" style:parent-style-name="Table_20_Heading">
      <style:text-properties officeooo:rsid="00617ced" officeooo:paragraph-rsid="00617ced"/>
    </style:style>
    <style:style style:name="P32" style:family="paragraph" style:parent-style-name="Table_20_Heading">
      <style:text-properties officeooo:rsid="0063ee7b" officeooo:paragraph-rsid="0063ee7b"/>
    </style:style>
    <style:style style:name="P33" style:family="paragraph" style:parent-style-name="Table_20_Heading">
      <style:text-properties officeooo:rsid="00652559" officeooo:paragraph-rsid="00652559"/>
    </style:style>
    <style:style style:name="P34" style:family="paragraph" style:parent-style-name="Table_20_Heading">
      <style:text-properties officeooo:rsid="0067f404" officeooo:paragraph-rsid="0067f404"/>
    </style:style>
    <style:style style:name="P35" style:family="paragraph" style:parent-style-name="Table_20_Heading">
      <style:text-properties officeooo:rsid="0073f988" officeooo:paragraph-rsid="0073f988"/>
    </style:style>
    <style:style style:name="P36" style:family="paragraph" style:parent-style-name="Table_20_Heading">
      <style:text-properties officeooo:rsid="008751d9" officeooo:paragraph-rsid="008ecea7"/>
    </style:style>
    <style:style style:name="P37" style:family="paragraph" style:parent-style-name="Table_20_Heading">
      <style:text-properties style:use-window-font-color="true" fo:font-weight="bold" style:font-weight-asian="bold" style:font-weight-complex="bold"/>
    </style:style>
    <style:style style:name="P38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officeooo:rsid="00300e1a" officeooo:paragraph-rsid="00300e1a"/>
    </style:style>
    <style:style style:name="P40" style:family="paragraph" style:parent-style-name="Table_20_Contents">
      <style:paragraph-properties fo:text-align="center" style:justify-single-word="false"/>
      <style:text-properties officeooo:rsid="00320c9d" officeooo:paragraph-rsid="00320c9d"/>
    </style:style>
    <style:style style:name="P41" style:family="paragraph" style:parent-style-name="Table_20_Contents">
      <style:text-properties fo:font-weight="bold" style:font-weight-asian="bold" style:font-weight-complex="bold"/>
    </style:style>
    <style:style style:name="P42" style:family="paragraph" style:parent-style-name="Table_20_Contents">
      <style:text-properties fo:font-weight="bold" officeooo:rsid="00360414" officeooo:paragraph-rsid="00360414" style:font-weight-asian="bold" style:font-weight-complex="bold"/>
    </style:style>
    <style:style style:name="P43" style:family="paragraph" style:parent-style-name="Table_20_Contents">
      <style:text-properties fo:font-weight="bold" officeooo:rsid="00360414" officeooo:paragraph-rsid="003f9df2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360414" officeooo:paragraph-rsid="00360414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5b510e" officeooo:paragraph-rsid="005b510e" style:font-weight-asian="bold" style:font-weight-complex="bold"/>
    </style:style>
    <style:style style:name="P46" style:family="paragraph" style:parent-style-name="Table_20_Contents">
      <style:text-properties fo:font-weight="bold" officeooo:rsid="005b510e" officeooo:paragraph-rsid="005b510e" style:font-weight-asian="bold" style:font-weight-complex="bold"/>
    </style:style>
    <style:style style:name="P47" style:family="paragraph" style:parent-style-name="Table_20_Contents">
      <style:text-properties fo:font-weight="bold" officeooo:rsid="003f9df2" officeooo:paragraph-rsid="003f9df2" style:font-weight-asian="bold" style:font-weight-complex="bold"/>
    </style:style>
    <style:style style:name="P48" style:family="paragraph" style:parent-style-name="Table_20_Contents">
      <style:text-properties fo:font-weight="bold" officeooo:rsid="003fc528" officeooo:paragraph-rsid="003fc528" style:font-weight-asian="bold" style:font-weight-complex="bold"/>
    </style:style>
    <style:style style:name="P49" style:family="paragraph" style:parent-style-name="Table_20_Contents">
      <style:text-properties fo:font-weight="bold" officeooo:rsid="005f1736" officeooo:paragraph-rsid="005f1736" style:font-weight-asian="bold" style:font-weight-complex="bold"/>
    </style:style>
    <style:style style:name="P50" style:family="paragraph" style:parent-style-name="Table_20_Contents">
      <style:text-properties fo:font-weight="bold" officeooo:rsid="00617ced" officeooo:paragraph-rsid="00617ced" style:font-weight-asian="bold" style:font-weight-complex="bold"/>
    </style:style>
    <style:style style:name="P51" style:family="paragraph" style:parent-style-name="Table_20_Contents">
      <style:text-properties officeooo:rsid="00360414" officeooo:paragraph-rsid="00360414"/>
    </style:style>
    <style:style style:name="P52" style:family="paragraph" style:parent-style-name="Table_20_Contents">
      <style:text-properties officeooo:rsid="003f9df2" officeooo:paragraph-rsid="003f9df2"/>
    </style:style>
    <style:style style:name="P53" style:family="paragraph" style:parent-style-name="Table_20_Contents">
      <style:text-properties officeooo:rsid="003fc528" officeooo:paragraph-rsid="003fc528"/>
    </style:style>
    <style:style style:name="P54" style:family="paragraph" style:parent-style-name="Table_20_Contents">
      <style:text-properties officeooo:rsid="005f1736" officeooo:paragraph-rsid="005f1736"/>
    </style:style>
    <style:style style:name="P55" style:family="paragraph" style:parent-style-name="Table_20_Contents">
      <style:text-properties officeooo:rsid="00617ced" officeooo:paragraph-rsid="00617ced"/>
    </style:style>
    <style:style style:name="P56" style:family="paragraph" style:parent-style-name="Table_20_Contents">
      <style:text-properties officeooo:rsid="0063ee7b" officeooo:paragraph-rsid="0063ee7b"/>
    </style:style>
    <style:style style:name="P57" style:family="paragraph" style:parent-style-name="Table_20_Contents">
      <style:text-properties officeooo:rsid="00661fdf" officeooo:paragraph-rsid="00661fdf"/>
    </style:style>
    <style:style style:name="P58" style:family="paragraph" style:parent-style-name="Table_20_Contents">
      <style:text-properties officeooo:rsid="0067f404" officeooo:paragraph-rsid="0067f404"/>
    </style:style>
    <style:style style:name="P59" style:family="paragraph" style:parent-style-name="Table_20_Contents">
      <style:text-properties officeooo:rsid="00688d07" officeooo:paragraph-rsid="00688d07"/>
    </style:style>
    <style:style style:name="P60" style:family="paragraph" style:parent-style-name="Table_20_Contents">
      <style:text-properties officeooo:rsid="0073f988" officeooo:paragraph-rsid="0073f988"/>
    </style:style>
    <style:style style:name="P61" style:family="paragraph" style:parent-style-name="Table_20_Contents">
      <style:text-properties officeooo:rsid="008751d9" officeooo:paragraph-rsid="008ecea7"/>
    </style:style>
    <style:style style:name="P62" style:family="paragraph" style:parent-style-name="Table_20_Contents">
      <style:text-properties officeooo:paragraph-rsid="008ecea7"/>
    </style:style>
    <style:style style:name="P63" style:family="paragraph" style:parent-style-name="Table_20_Contents">
      <style:paragraph-properties fo:text-align="start" style:justify-single-word="false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DejaVu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itle">
      <style:text-properties fo:text-shadow="none" officeooo:paragraph-rsid="002a6894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paragraph-rsid="001965dc"/>
    </style:style>
    <style:style style:name="P69" style:family="paragraph" style:parent-style-name="Heading_20_1">
      <style:paragraph-properties fo:break-before="page"/>
      <style:text-properties officeooo:paragraph-rsid="009eb46e"/>
    </style:style>
    <style:style style:name="P70" style:family="paragraph" style:parent-style-name="Table_20_Contents_20_Left">
      <style:text-properties officeooo:paragraph-rsid="005fb0ea"/>
    </style:style>
    <style:style style:name="P71" style:family="paragraph" style:parent-style-name="Heading_20_1" style:master-page-name="Standard">
      <style:paragraph-properties style:page-number="auto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Contents_20_1">
      <style:paragraph-properties>
        <style:tab-stops>
          <style:tab-stop style:position="11.402cm" style:type="right" style:leader-style="dotted" style:leader-text="."/>
        </style:tab-stops>
      </style:paragraph-properties>
    </style:style>
    <style:style style:name="P74" style:family="paragraph" style:parent-style-name="Table_20_Heading">
      <style:text-properties fo:font-weight="bold" officeooo:rsid="0073f988" officeooo:paragraph-rsid="0073f988" style:font-weight-asian="bold" style:font-weight-complex="bold"/>
    </style:style>
    <style:style style:name="P75" style:family="paragraph" style:parent-style-name="Table_20_Heading">
      <style:text-properties fo:font-weight="bold" officeooo:rsid="00652559" officeooo:paragraph-rsid="00652559" style:font-weight-asian="bold" style:font-weight-complex="bold"/>
    </style:style>
    <style:style style:name="P76" style:family="paragraph" style:parent-style-name="Table_20_Contents">
      <style:text-properties fo:font-weight="bold" officeooo:rsid="0073f988" officeooo:paragraph-rsid="0073f988" style:font-weight-asian="bold" style:font-weight-complex="bold"/>
    </style:style>
    <style:style style:name="P77" style:family="paragraph" style:parent-style-name="Table_20_Contents">
      <style:text-properties fo:font-weight="bold" officeooo:rsid="0063ee7b" officeooo:paragraph-rsid="0063ee7b" style:font-weight-asian="bold" style:font-weight-complex="bold"/>
    </style:style>
    <style:style style:name="P78" style:family="paragraph" style:parent-style-name="Text_20_body" style:list-style-name="L1">
      <style:text-properties officeooo:rsid="00816bbe" officeooo:paragraph-rsid="00816bbe"/>
    </style:style>
    <style:style style:name="P79" style:family="paragraph" style:parent-style-name="Text_20_body" style:list-style-name="L1">
      <style:text-properties officeooo:rsid="00832b56" officeooo:paragraph-rsid="00832b56"/>
    </style:style>
    <style:style style:name="P80" style:family="paragraph" style:parent-style-name="Text_20_body" style:list-style-name="L2">
      <style:text-properties officeooo:rsid="00661fdf" officeooo:paragraph-rsid="00661fdf"/>
    </style:style>
    <style:style style:name="P81" style:family="paragraph" style:parent-style-name="Text_20_body">
      <style:text-properties officeooo:paragraph-rsid="00a9a50f"/>
    </style:style>
    <style:style style:name="P82" style:family="paragraph" style:parent-style-name="Text_20_body">
      <style:text-properties officeooo:rsid="00af4414" officeooo:paragraph-rsid="00af4414"/>
    </style:style>
    <style:style style:name="P83" style:family="paragraph" style:parent-style-name="Text_20_body">
      <style:text-properties officeooo:rsid="0090d7f3" officeooo:paragraph-rsid="0090d7f3"/>
    </style:style>
    <style:style style:name="P84" style:family="paragraph" style:parent-style-name="Text_20_body">
      <style:text-properties officeooo:rsid="00afca7b" officeooo:paragraph-rsid="00afca7b"/>
    </style:style>
    <style:style style:name="P85" style:family="paragraph" style:parent-style-name="Text_20_body">
      <style:text-properties officeooo:rsid="00b2688f" officeooo:paragraph-rsid="00b2688f"/>
    </style:style>
    <style:style style:name="P86" style:family="paragraph" style:parent-style-name="Heading_20_2">
      <style:paragraph-properties fo:text-align="start" style:justify-single-word="false"/>
      <style:text-properties officeooo:rsid="0040ef4a" officeooo:paragraph-rsid="0040ef4a"/>
    </style:style>
    <style:style style:name="P87" style:family="paragraph" style:parent-style-name="Heading_20_2">
      <style:text-properties officeooo:rsid="00652559"/>
    </style:style>
    <style:style style:name="P88" style:family="paragraph" style:parent-style-name="Heading_20_2">
      <style:text-properties officeooo:rsid="00a9a50f" officeooo:paragraph-rsid="00a9a50f"/>
    </style:style>
    <style:style style:name="P89" style:family="paragraph" style:parent-style-name="Heading_20_2">
      <style:paragraph-properties fo:break-before="page"/>
    </style:style>
    <style:style style:name="P90" style:family="paragraph" style:parent-style-name="Heading_20_2">
      <style:paragraph-properties fo:break-before="page"/>
      <style:text-properties officeooo:rsid="00661fdf" officeooo:paragraph-rsid="00661fdf"/>
    </style:style>
    <style:style style:name="P91" style:family="paragraph" style:parent-style-name="Heading_20_2">
      <style:paragraph-properties fo:break-before="page"/>
      <style:text-properties officeooo:rsid="0080ed21" officeooo:paragraph-rsid="0080ed21"/>
    </style:style>
    <style:style style:name="P92" style:family="paragraph" style:parent-style-name="Contents_20_2">
      <style:paragraph-properties>
        <style:tab-stops>
          <style:tab-stop style:position="11.402cm" style:type="right" style:leader-style="dotted" style:leader-text="."/>
        </style:tab-stops>
      </style:paragraph-properties>
    </style:style>
    <style:style style:name="P93" style:family="paragraph" style:parent-style-name="Heading_20_3">
      <style:text-properties fo:letter-spacing="normal" style:text-underline-style="none" officeooo:rsid="00524a1d" officeooo:paragraph-rsid="00524a1d" style:letter-kerning="false" loext:shadow="none"/>
    </style:style>
    <style:style style:name="P94" style:family="paragraph" style:parent-style-name="Heading_20_3">
      <style:text-properties officeooo:rsid="006cd65c" officeooo:paragraph-rsid="00661fdf"/>
    </style:style>
    <style:style style:name="P95" style:family="paragraph" style:parent-style-name="Heading_20_3">
      <style:text-properties officeooo:rsid="0080ed21" officeooo:paragraph-rsid="0080ed21"/>
    </style:style>
    <style:style style:name="P96" style:family="paragraph" style:parent-style-name="Title" style:master-page-name="First_20_Page">
      <style:paragraph-properties style:page-number="auto"/>
    </style:style>
    <style:style style:name="T1" style:family="text">
      <style:text-properties fo:color="#826aaf" officeooo:rsid="002c9566"/>
    </style:style>
    <style:style style:name="T2" style:family="text">
      <style:text-properties officeooo:rsid="003818de"/>
    </style:style>
    <style:style style:name="T3" style:family="text">
      <style:text-properties fo:font-size="64pt" fo:font-weight="bold" style:font-size-asian="64pt" style:font-weight-asian="bold" style:font-size-complex="64pt" style:font-weight-complex="bold"/>
    </style:style>
    <style:style style:name="T4" style:family="text">
      <style:text-properties officeooo:rsid="002218b2"/>
    </style:style>
    <style:style style:name="T5" style:family="text">
      <style:text-properties officeooo:rsid="0023ed8a"/>
    </style:style>
    <style:style style:name="T6" style:family="text">
      <style:text-properties officeooo:rsid="0024bc74"/>
    </style:style>
    <style:style style:name="T7" style:family="text">
      <style:text-properties officeooo:rsid="002638bb"/>
    </style:style>
    <style:style style:name="T8" style:family="text">
      <style:text-properties officeooo:rsid="0028fdac"/>
    </style:style>
    <style:style style:name="T9" style:family="text">
      <style:text-properties officeooo:rsid="002a1c96"/>
    </style:style>
    <style:style style:name="T10" style:family="text">
      <style:text-properties officeooo:rsid="002a2262"/>
    </style:style>
    <style:style style:name="T11" style:family="text">
      <style:text-properties officeooo:rsid="002f6429"/>
    </style:style>
    <style:style style:name="T12" style:family="text">
      <style:text-properties officeooo:rsid="00360414"/>
    </style:style>
    <style:style style:name="T13" style:family="text">
      <style:text-properties officeooo:rsid="003f9df2"/>
    </style:style>
    <style:style style:name="T14" style:family="text">
      <style:text-properties officeooo:rsid="003fc528"/>
    </style:style>
    <style:style style:name="T15" style:family="text">
      <style:text-properties fo:color="#ffffff" fo:font-size="64pt" fo:font-weight="bold" officeooo:rsid="002c73ae" fo:background-color="#5c2d91" loext:char-shading-value="0" style:font-size-asian="64pt" style:font-weight-asian="bold" style:font-size-complex="64pt" style:font-weight-complex="bold" loext:padding-left="0.499cm" loext:padding-right="0.499cm" loext:padding-top="0.4cm" loext:padding-bottom="0.4cm" loext:border="0.06pt solid #5c2d91" loext:shadow="none"/>
    </style:style>
    <style:style style:name="T16" style:family="text">
      <style:text-properties officeooo:rsid="0059ba66"/>
    </style:style>
    <style:style style:name="T17" style:family="text">
      <style:text-properties officeooo:rsid="005b510e"/>
    </style:style>
    <style:style style:name="T18" style:family="text">
      <style:text-properties officeooo:rsid="005d3afe"/>
    </style:style>
    <style:style style:name="T19" style:family="text">
      <style:text-properties officeooo:rsid="005f1736"/>
    </style:style>
    <style:style style:name="T20" style:family="text">
      <style:text-properties officeooo:rsid="005fb0ea"/>
    </style:style>
    <style:style style:name="T21" style:family="text">
      <style:text-properties officeooo:rsid="00617ced"/>
    </style:style>
    <style:style style:name="T22" style:family="text">
      <style:text-properties officeooo:rsid="0062a90c"/>
    </style:style>
    <style:style style:name="T23" style:family="text">
      <style:text-properties officeooo:rsid="00652559"/>
    </style:style>
    <style:style style:name="T24" style:family="text">
      <style:text-properties officeooo:rsid="006559e0"/>
    </style:style>
    <style:style style:name="T25" style:family="text">
      <style:text-properties officeooo:rsid="0065fb26"/>
    </style:style>
    <style:style style:name="T26" style:family="text">
      <style:text-properties officeooo:rsid="0067f404"/>
    </style:style>
    <style:style style:name="T27" style:family="text">
      <style:text-properties officeooo:rsid="00688d07"/>
    </style:style>
    <style:style style:name="T28" style:family="text">
      <style:text-properties officeooo:rsid="006994d9"/>
    </style:style>
    <style:style style:name="T29" style:family="text">
      <style:text-properties officeooo:rsid="0073703b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89e5d1" style:font-weight-asian="bold" style:font-weight-complex="bold"/>
    </style:style>
    <style:style style:name="T32" style:family="text">
      <style:text-properties fo:font-weight="bold" officeooo:rsid="008c8729" style:font-weight-asian="bold" style:font-weight-complex="bold"/>
    </style:style>
    <style:style style:name="T33" style:family="text">
      <style:text-properties fo:text-shadow="none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officeooo:rsid="007faadb"/>
    </style:style>
    <style:style style:name="T36" style:family="text">
      <style:text-properties officeooo:rsid="00805d70"/>
    </style:style>
    <style:style style:name="T37" style:family="text">
      <style:text-properties officeooo:rsid="008751d9"/>
    </style:style>
    <style:style style:name="T38" style:family="text">
      <style:text-properties officeooo:rsid="0090d7f3"/>
    </style:style>
    <style:style style:name="T39" style:family="text">
      <style:text-properties officeooo:rsid="009bd1f7"/>
    </style:style>
    <style:style style:name="T40" style:family="text">
      <style:text-properties officeooo:rsid="00a4e80b"/>
    </style:style>
    <style:style style:name="T41" style:family="text">
      <style:text-properties officeooo:rsid="00af4414"/>
    </style:style>
    <style:style style:name="T42" style:family="text">
      <style:text-properties fo:font-style="italic" officeooo:rsid="00af4414" style:font-style-asian="italic" style:font-style-complex="italic"/>
    </style:style>
    <style:style style:name="T43" style:family="text">
      <style:text-properties fo:font-style="italic" officeooo:rsid="00afca7b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afca7b" style:font-style-asian="normal" style:font-style-complex="normal"/>
    </style:style>
    <style:style style:name="T46" style:family="text">
      <style:text-properties fo:font-style="normal" officeooo:rsid="00b14b16" style:font-style-asian="normal" style:font-style-complex="normal"/>
    </style:style>
    <style:style style:name="T47" style:family="text">
      <style:text-properties officeooo:rsid="00b14b1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/>
      <text:p text:style-name="Title"/>
      <text:p text:style-name="P66"><text:span text:style-name="T15">Ambu</text:span><text:span text:style-name="T3"><text:line-break/></text:span></text:p>
      <text:p text:style-name="P66">Auxiliary Language Handbook<text:line-break/></text:p>
      <text:p text:style-name="Subtitle"><text:span text:style-name="Distinct">Patrick Bowen</text:span><text:span text:style-name="T33"><text:line-break/><text:line-break/>April 2018</text:span></text:p>
      <text:p text:style-name="P2"/>
      <text:p text:style-name="P2"/>
      <text:h text:style-name="P71" text:outline-level="1"><text:bookmark-start text:name="__RefHeading___Toc119_4198987437"/>Index<text:bookmark-end text:name="__RefHeading___Toc119_4198987437"/></text:h>
      <text:table-of-content text:style-name="Sect1" text:protected="true" text:name="Table of Contents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3"><text:a xlink:type="simple" xlink:href="#__RefHeading___Toc119_4198987437" text:style-name="Index_20_Link" text:visited-style-name="Index_20_Link">Index<text:tab/>2</text:a></text:p>
          <text:p text:style-name="P73"><text:a xlink:type="simple" xlink:href="#__RefHeading___Toc121_4198987437" text:style-name="Index_20_Link" text:visited-style-name="Index_20_Link">*Abstract<text:tab/>4</text:a></text:p>
          <text:p text:style-name="P73"><text:a xlink:type="simple" xlink:href="#__RefHeading___Toc123_4198987437" text:style-name="Index_20_Link" text:visited-style-name="Index_20_Link">*Phonology &amp; Orthography<text:tab/>5</text:a></text:p>
          <text:p text:style-name="P92"><text:a xlink:type="simple" xlink:href="#__RefHeading___Toc1429_859431890" text:style-name="Index_20_Link" text:visited-style-name="Index_20_Link">Alphabet<text:tab/>5</text:a></text:p>
          <text:p text:style-name="P92"><text:a xlink:type="simple" xlink:href="#__RefHeading___Toc1431_859431890" text:style-name="Index_20_Link" text:visited-style-name="Index_20_Link">Writing<text:tab/>6</text:a></text:p>
          <text:p text:style-name="P92"><text:a xlink:type="simple" xlink:href="#__RefHeading___Toc6017_608886240" text:style-name="Index_20_Link" text:visited-style-name="Index_20_Link">*Loan Words<text:tab/>6</text:a></text:p>
          <text:p text:style-name="P73"><text:a xlink:type="simple" xlink:href="#__RefHeading___Toc125_4198987437" text:style-name="Index_20_Link" text:visited-style-name="Index_20_Link">*Morphology<text:tab/>7</text:a></text:p>
          <text:p text:style-name="P73"><text:a xlink:type="simple" xlink:href="#__RefHeading___Toc514_4198987437" text:style-name="Index_20_Link" text:visited-style-name="Index_20_Link">Features<text:tab/>8</text:a></text:p>
          <text:p text:style-name="P92"><text:a xlink:type="simple" xlink:href="#__RefHeading___Toc516_4198987437" text:style-name="Index_20_Link" text:visited-style-name="Index_20_Link">Pronouns<text:tab/>8</text:a></text:p>
          <text:p text:style-name="P92"><text:a xlink:type="simple" xlink:href="#__RefHeading___Toc1144_4198987437" text:style-name="Index_20_Link" text:visited-style-name="Index_20_Link">Copulas<text:tab/>9</text:a></text:p>
          <text:p text:style-name="P92"><text:a xlink:type="simple" xlink:href="#__RefHeading___Toc1146_4198987437" text:style-name="Index_20_Link" text:visited-style-name="Index_20_Link">Tense Marker<text:tab/>9</text:a></text:p>
          <text:p text:style-name="P92"><text:a xlink:type="simple" xlink:href="#__RefHeading___Toc1476_4198987437" text:style-name="Index_20_Link" text:visited-style-name="Index_20_Link">Articles<text:tab/>10</text:a></text:p>
          <text:p text:style-name="P92"><text:a xlink:type="simple" xlink:href="#__RefHeading___Toc1478_4198987437" text:style-name="Index_20_Link" text:visited-style-name="Index_20_Link">Question<text:tab/>11</text:a></text:p>
          <text:p text:style-name="P92"><text:a xlink:type="simple" xlink:href="#__RefHeading___Toc1136_859431890" text:style-name="Index_20_Link" text:visited-style-name="Index_20_Link">Spacial<text:tab/>11</text:a></text:p>
          <text:p text:style-name="P73"><text:a xlink:type="simple" xlink:href="#__RefHeading___Toc1138_859431890" text:style-name="Index_20_Link" text:visited-style-name="Index_20_Link">*Grammar<text:tab/>12</text:a></text:p>
          <text:p text:style-name="P92"><text:a xlink:type="simple" xlink:href="#__RefHeading___Toc1148_859431890" text:style-name="Index_20_Link" text:visited-style-name="Index_20_Link">*Word Order<text:tab/>12</text:a></text:p>
          <text:p text:style-name="P92"><text:a xlink:type="simple" xlink:href="#__RefHeading___Toc1403_859431890" text:style-name="Index_20_Link" text:visited-style-name="Index_20_Link">*Sentence Structure<text:tab/>13</text:a></text:p>
          <text:p text:style-name="P73"><text:a xlink:type="simple" xlink:href="#__RefHeading___Toc127_4198987437" text:style-name="Index_20_Link" text:visited-style-name="Index_20_Link">Examples<text:tab/>14</text:a></text:p>
          <text:p text:style-name="P73"><text:a xlink:type="simple" xlink:href="#__RefHeading___Toc129_4198987437" text:style-name="Index_20_Link" text:visited-style-name="Index_20_Link">*Lexicon<text:tab/>16</text:a></text:p>
          <text:p text:style-name="P92"><text:a xlink:type="simple" xlink:href="#__RefHeading___Toc1282_859431890" text:style-name="Index_20_Link" text:visited-style-name="Index_20_Link">*Suffixes<text:tab/>16</text:a></text:p>
          <text:p text:style-name="P92"><text:soft-page-break/><text:a xlink:type="simple" xlink:href="#__RefHeading___Toc1284_859431890" text:style-name="Index_20_Link" text:visited-style-name="Index_20_Link">*Time<text:tab/>16</text:a></text:p>
          <text:p text:style-name="P92"><text:a xlink:type="simple" xlink:href="#__RefHeading___Toc1286_859431890" text:style-name="Index_20_Link" text:visited-style-name="Index_20_Link">Ambu to English<text:tab/>17</text:a></text:p>
          <text:p text:style-name="P92"><text:a xlink:type="simple" xlink:href="#__RefHeading___Toc5973_608886240" text:style-name="Index_20_Link" text:visited-style-name="Index_20_Link">English to Ambu<text:tab/>19</text:a></text:p>
          <text:p text:style-name="P92"><text:a xlink:type="simple" xlink:href="#__RefHeading___Toc5975_608886240" text:style-name="Index_20_Link" text:visited-style-name="Index_20_Link">*Proper Nouns<text:tab/>21</text:a></text:p>
          <text:p text:style-name="P73"><text:a xlink:type="simple" xlink:href="#__RefHeading___Toc131_4198987437" text:style-name="Index_20_Link" text:visited-style-name="Index_20_Link">*Glossary<text:tab/>22</text:a></text:p>
          <text:p text:style-name="P73"><text:a xlink:type="simple" xlink:href="#__RefHeading___Toc133_4198987437" text:style-name="Index_20_Link" text:visited-style-name="Index_20_Link">Online<text:tab/>22</text:a></text:p>
        </text:index-body>
      </text:table-of-content>
      <text:p text:style-name="P7"/>
      <text:h text:style-name="P67" text:outline-level="1"><text:bookmark-start text:name="__RefHeading___Toc121_4198987437"/>Abstract<text:bookmark-end text:name="__RefHeading___Toc121_4198987437"/></text:h>
      <text:p text:style-name="Text_20_body">Ambu is my latest constructed language project, in the form of an 'auxiliary' language. Its goals are to be<text:span text:style-name="T47"> minimal and subsequently</text:span> easily spoken, understood, and <text:span text:style-name="T41">adoptable</text:span> by <text:span text:style-name="T41">anyone of any language. It is </text:span><text:span text:style-name="T42">a priori</text:span><text:span text:style-name="T45">, meaning its concepts </text:span><text:span text:style-name="T46">&amp;</text:span><text:span text:style-name="T45"> lexicon are </text:span><text:span text:style-name="T46">not based upon pre-existing language.</text:span></text:p>
      <text:p text:style-name="P85"><text:span text:style-name="T46">T</text:span><text:span text:style-name="T44">his handbook serves as its only grammatical guide, in testimony to its minimalistic approach.</text:span></text:p>
      <text:p text:style-name="P82">Started in April, 2018.</text:p>
      <text:h text:style-name="P67" text:outline-level="1"><text:bookmark-start text:name="__RefHeading___Toc123_4198987437"/><text:span text:style-name="T23">*</text:span>Phonology &amp; Orthography<text:bookmark-end text:name="__RefHeading___Toc123_4198987437"/></text:h>
      <text:h text:style-name="Heading_20_2" text:outline-level="2"><text:bookmark-start text:name="__RefHeading___Toc1429_859431890"/>Alphabet<text:bookmark-end text:name="__RefHeading___Toc1429_859431890"/></text:h>
      <table:table table:name="Alphabet" table:style-name="Alphabet">
        <table:table-column table:style-name="Alphabet.A"/>
        <table:table-column table:style-name="Alphabet.B"/>
        <table:table-row>
          <table:table-cell table:style-name="Alphabet.A1" office:value-type="string">
            <table:table table:name="Table2" table:style-name="Table2" table:template-name="House">
              <table:table-column table:style-name="Table2.A"/>
              <table:table-column table:style-name="Table2.B"/>
              <table:table-header-rows>
                <table:table-row table:style-name="Table2.1">
                  <table:table-cell table:style-name="Table2.A1" office:value-type="string">
                    <text:p text:style-name="P37">Vowel</text:p>
                  </table:table-cell>
                  <table:table-cell table:style-name="Table2.B1" office:value-type="string">
                    <text:p text:style-name="P37">IPA</text:p>
                  </table:table-cell>
                </table:table-row>
              </table:table-header-rows>
              <table:table-row>
                <table:table-cell table:style-name="Table2.A2" office:value-type="string">
                  <text:p text:style-name="Table_20_Contents">i</text:p>
                </table:table-cell>
                <table:table-cell table:style-name="Table2.B2" office:value-type="string">
                  <text:p text:style-name="Table_20_Contents">/i/</text:p>
                </table:table-cell>
              </table:table-row>
              <table:table-row>
                <table:table-cell table:style-name="Table2.A2" office:value-type="string">
                  <text:p text:style-name="Table_20_Contents">e</text:p>
                </table:table-cell>
                <table:table-cell table:style-name="Table2.B2" office:value-type="string">
                  <text:p text:style-name="Table_20_Contents">/ɛ/</text:p>
                </table:table-cell>
              </table:table-row>
              <table:table-row>
                <table:table-cell table:style-name="Table2.A2" office:value-type="string">
                  <text:p text:style-name="Table_20_Contents">a</text:p>
                </table:table-cell>
                <table:table-cell table:style-name="Table2.B2" office:value-type="string">
                  <text:p text:style-name="Table_20_Contents">/a/</text:p>
                </table:table-cell>
              </table:table-row>
              <table:table-row>
                <table:table-cell table:style-name="Table2.A2" office:value-type="string">
                  <text:p text:style-name="Table_20_Contents">o</text:p>
                </table:table-cell>
                <table:table-cell table:style-name="Table2.B2" office:value-type="string">
                  <text:p text:style-name="Table_20_Contents"><text:span text:style-name="T37">/</text:span>ɒ<text:span text:style-name="T37">/</text:span></text:p>
                </table:table-cell>
              </table:table-row>
              <table:table-row>
                <table:table-cell table:style-name="Table2.A2" office:value-type="string">
                  <text:p text:style-name="Table_20_Contents">u</text:p>
                </table:table-cell>
                <table:table-cell table:style-name="Table2.B2" office:value-type="string">
                  <text:p text:style-name="Table_20_Contents">/u/</text:p>
                </table:table-cell>
              </table:table-row>
            </table:table>
            <text:p text:style-name="P3"/>
            <table:table table:name="Table4" table:style-name="Table4">
              <table:table-column table:style-name="Table4.A"/>
              <table:table-column table:style-name="Table4.B"/>
              <table:table-header-rows>
                <table:table-row>
                  <table:table-cell table:style-name="Table4.A1" office:value-type="string">
                    <text:p text:style-name="P36">Loan</text:p>
                  </table:table-cell>
                  <table:table-cell table:style-name="Table4.B1" office:value-type="string">
                    <text:p text:style-name="P36">IPA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61">j</text:p>
                </table:table-cell>
                <table:table-cell table:style-name="Table4.B2" office:value-type="string">
                  <text:p text:style-name="P62">/<text:span text:style-name="T37">j/</text:span></text:p>
                </table:table-cell>
              </table:table-row>
            </table:table>
            <text:p text:style-name="P4"/>
          </table:table-cell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header-rows>
                <table:table-row>
                  <table:table-cell table:style-name="Table3.A1" office:value-type="string">
                    <text:p text:style-name="Table_20_Heading">Consonant</text:p>
                  </table:table-cell>
                  <table:table-cell table:style-name="Table3.B1" office:value-type="string">
                    <text:p text:style-name="Table_20_Heading">IPA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Table_20_Contents">m</text:p>
                </table:table-cell>
                <table:table-cell table:style-name="Table3.B2" office:value-type="string">
                  <text:p text:style-name="Table_20_Contents">/m/</text:p>
                </table:table-cell>
              </table:table-row>
              <table:table-row>
                <table:table-cell table:style-name="Table3.A2" office:value-type="string">
                  <text:p text:style-name="Table_20_Contents">n</text:p>
                </table:table-cell>
                <table:table-cell table:style-name="Table3.B2" office:value-type="string">
                  <text:p text:style-name="Table_20_Contents">/n/</text:p>
                </table:table-cell>
              </table:table-row>
              <table:table-row>
                <table:table-cell table:style-name="Table3.A2" office:value-type="string">
                  <text:p text:style-name="Table_20_Contents">t</text:p>
                </table:table-cell>
                <table:table-cell table:style-name="Table3.B2" office:value-type="string">
                  <text:p text:style-name="Table_20_Contents">/t/</text:p>
                </table:table-cell>
              </table:table-row>
              <table:table-row>
                <table:table-cell table:style-name="Table3.A2" office:value-type="string">
                  <text:p text:style-name="Table_20_Contents">d</text:p>
                </table:table-cell>
                <table:table-cell table:style-name="Table3.B2" office:value-type="string">
                  <text:p text:style-name="Table_20_Contents">/d/</text:p>
                </table:table-cell>
              </table:table-row>
              <table:table-row>
                <table:table-cell table:style-name="Table3.A2" office:value-type="string">
                  <text:p text:style-name="Table_20_Contents">k</text:p>
                </table:table-cell>
                <table:table-cell table:style-name="Table3.B2" office:value-type="string">
                  <text:p text:style-name="Table_20_Contents">/k/</text:p>
                </table:table-cell>
              </table:table-row>
              <table:table-row>
                <table:table-cell table:style-name="Table3.A2" office:value-type="string">
                  <text:p text:style-name="Table_20_Contents">p</text:p>
                </table:table-cell>
                <table:table-cell table:style-name="Table3.B2" office:value-type="string">
                  <text:p text:style-name="Table_20_Contents">/p/</text:p>
                </table:table-cell>
              </table:table-row>
              <table:table-row>
                <table:table-cell table:style-name="Table3.A2" office:value-type="string">
                  <text:p text:style-name="Table_20_Contents">b</text:p>
                </table:table-cell>
                <table:table-cell table:style-name="Table3.B2" office:value-type="string">
                  <text:p text:style-name="Table_20_Contents">/b/</text:p>
                </table:table-cell>
              </table:table-row>
              <table:table-row>
                <table:table-cell table:style-name="Table3.A2" office:value-type="string">
                  <text:p text:style-name="Table_20_Contents">s</text:p>
                </table:table-cell>
                <table:table-cell table:style-name="Table3.B2" office:value-type="string">
                  <text:p text:style-name="Table_20_Contents">/s/</text:p>
                </table:table-cell>
              </table:table-row>
              <table:table-row>
                <table:table-cell table:style-name="Table3.A2" office:value-type="string">
                  <text:p text:style-name="Table_20_Contents">z</text:p>
                </table:table-cell>
                <table:table-cell table:style-name="Table3.B2" office:value-type="string">
                  <text:p text:style-name="Table_20_Contents">/z/</text:p>
                </table:table-cell>
              </table:table-row>
              <table:table-row>
                <table:table-cell table:style-name="Table3.A2" office:value-type="string">
                  <text:p text:style-name="Table_20_Contents">w</text:p>
                </table:table-cell>
                <table:table-cell table:style-name="Table3.B2" office:value-type="string">
                  <text:p text:style-name="Table_20_Contents">/w/</text:p>
                </table:table-cell>
              </table:table-row>
            </table:table>
            <text:p text:style-name="P3"/>
          </table:table-cell>
        </table:table-row>
      </table:table>
      <text:p text:style-name="P12"/>
      <text:p text:style-name="P18">The full alphabet is therefore:</text:p>
      <text:p text:style-name="P19"><text:span text:style-name="T31">i e a o u m n t d k p b s z </text:span><text:span text:style-name="T32">w (j)</text:span></text:p>
      <text:h text:style-name="P89" text:outline-level="2"><text:bookmark-start text:name="__RefHeading___Toc1431_859431890"/>Writing<text:bookmark-end text:name="__RefHeading___Toc1431_859431890"/></text:h>
      <text:list xml:id="list1547380815" text:style-name="L1">
        <text:list-item>
          <text:p text:style-name="P78">The initial of a sentence is a capital.</text:p>
        </text:list-item>
        <text:list-item>
          <text:p text:style-name="P78">The initial of a proper-noun is a capital.</text:p>
        </text:list-item>
        <text:list-item>
          <text:p text:style-name="P78">Sentences finish with a period (<text:span text:style-name="T30">.</text:span>), or question mark (<text:span text:style-name="T30">?</text:span>) if a question, or exclamation mark (<text:span text:style-name="T30">!</text:span>) if an exclamation.</text:p>
        </text:list-item>
        <text:list-item>
          <text:p text:style-name="P79">A comma (<text:span text:style-name="T30">,</text:span>) separates clauses.</text:p>
        </text:list-item>
      </text:list>
      <text:h text:style-name="P88" text:outline-level="2"><text:bookmark-start text:name="__RefHeading___Toc6017_608886240"/>*Loan Words<text:bookmark-end text:name="__RefHeading___Toc6017_608886240"/></text:h>
      <text:p text:style-name="P81"/>
      <text:h text:style-name="P67" text:outline-level="1"><text:bookmark-start text:name="__RefHeading___Toc125_4198987437"/><text:span text:style-name="T23">*</text:span>Morphology<text:bookmark-end text:name="__RefHeading___Toc125_4198987437"/></text:h>
      <text:p text:style-name="Text_20_body">CVCV, VCCV</text:p>
      <text:p text:style-name="Text_20_body"/>
      <text:h text:style-name="P67" text:outline-level="1"><text:bookmark-start text:name="__RefHeading___Toc514_4198987437"/>Features<text:bookmark-end text:name="__RefHeading___Toc514_4198987437"/></text:h>
      <text:h text:style-name="Heading_20_2" text:outline-level="2"><text:bookmark-start text:name="__RefHeading___Toc516_4198987437"/>Pronouns<text:bookmark-end text:name="__RefHeading___Toc516_4198987437"/></text:h>
      <table:table table:name="Pronouns" table:style-name="Pronouns">
        <table:table-column table:style-name="Pronouns.A"/>
        <table:table-column table:style-name="Pronouns.B" table:number-columns-repeated="2"/>
        <table:table-column table:style-name="Pronouns.D"/>
        <table:table-header-rows>
          <table:table-row>
            <table:table-cell table:style-name="Pronouns.A1" office:value-type="string">
              <text:p text:style-name="P22">Person</text:p>
            </table:table-cell>
            <table:table-cell table:style-name="Pronouns.A1" office:value-type="string">
              <text:p text:style-name="P22">Gloss<text:span text:style-name="T12">ary</text:span></text:p>
            </table:table-cell>
            <table:table-cell table:style-name="Pronouns.A1" office:value-type="string">
              <text:p text:style-name="P22">English</text:p>
            </table:table-cell>
            <table:table-cell table:style-name="Pronouns.D1" office:value-type="string">
              <text:p text:style-name="P22">Ambu<text:span text:style-name="T12"> Pronoun</text:span></text:p>
            </table:table-cell>
          </table:table-row>
        </table:table-header-rows>
        <table:table-row>
          <table:table-cell table:style-name="Pronouns.A2" office:value-type="string">
            <text:p text:style-name="P39">1st</text:p>
          </table:table-cell>
          <table:table-cell table:style-name="Pronouns.A2" office:value-type="string">
            <text:p text:style-name="P39">1</text:p>
          </table:table-cell>
          <table:table-cell table:style-name="Pronouns.A2" office:value-type="string">
            <text:p text:style-name="P39">I</text:p>
          </table:table-cell>
          <table:table-cell table:style-name="Pronouns.D2" office:value-type="string">
            <text:p text:style-name="P45">i</text:p>
          </table:table-cell>
        </table:table-row>
        <table:table-row>
          <table:table-cell table:style-name="Pronouns.A2" office:value-type="string">
            <text:p text:style-name="P39">2nd</text:p>
          </table:table-cell>
          <table:table-cell table:style-name="Pronouns.A2" office:value-type="string">
            <text:p text:style-name="P39">2</text:p>
          </table:table-cell>
          <table:table-cell table:style-name="Pronouns.A2" office:value-type="string">
            <text:p text:style-name="P39">you</text:p>
          </table:table-cell>
          <table:table-cell table:style-name="Pronouns.D2" office:value-type="string">
            <text:p text:style-name="P45">e</text:p>
          </table:table-cell>
        </table:table-row>
        <table:table-row>
          <table:table-cell table:style-name="Pronouns.A2" office:value-type="string">
            <text:p text:style-name="P39">3rd</text:p>
          </table:table-cell>
          <table:table-cell table:style-name="Pronouns.A2" office:value-type="string">
            <text:p text:style-name="Table_20_Contents">3</text:p>
          </table:table-cell>
          <table:table-cell table:style-name="Pronouns.A2" office:value-type="string">
            <text:p text:style-name="P39">them/they</text:p>
          </table:table-cell>
          <table:table-cell table:style-name="Pronouns.D2" office:value-type="string">
            <text:p text:style-name="P45">a</text:p>
          </table:table-cell>
        </table:table-row>
        <table:table-row>
          <table:table-cell table:style-name="Pronouns.A2" office:value-type="string">
            <text:p text:style-name="P39">reflexive</text:p>
          </table:table-cell>
          <table:table-cell table:style-name="Pronouns.A2" office:value-type="string">
            <text:p text:style-name="Table_20_Contents">self</text:p>
          </table:table-cell>
          <table:table-cell table:style-name="Pronouns.A2" office:value-type="string">
            <text:p text:style-name="Table_20_Contents">self</text:p>
          </table:table-cell>
          <table:table-cell table:style-name="Pronouns.D2" office:value-type="string">
            <text:p text:style-name="P41">o</text:p>
          </table:table-cell>
        </table:table-row>
        <table:table-row>
          <table:table-cell table:style-name="Pronouns.A2" office:value-type="string">
            <text:p text:style-name="P39">1st + 2nd</text:p>
          </table:table-cell>
          <table:table-cell table:style-name="Pronouns.A2" office:value-type="string">
            <text:p text:style-name="Table_20_Contents">1+2</text:p>
          </table:table-cell>
          <table:table-cell table:style-name="Pronouns.A2" office:value-type="string">
            <text:p text:style-name="Table_20_Contents">we/us (inclusive)</text:p>
          </table:table-cell>
          <table:table-cell table:style-name="Pronouns.D2" office:value-type="string">
            <text:p text:style-name="P46">ie</text:p>
          </table:table-cell>
        </table:table-row>
        <table:table-row>
          <table:table-cell table:style-name="Pronouns.A2" office:value-type="string">
            <text:p text:style-name="P39">1st + 3rd</text:p>
          </table:table-cell>
          <table:table-cell table:style-name="Pronouns.A2" office:value-type="string">
            <text:p text:style-name="Table_20_Contents">1+3</text:p>
          </table:table-cell>
          <table:table-cell table:style-name="Pronouns.A2" office:value-type="string">
            <text:p text:style-name="Table_20_Contents">we/us (exclusive)</text:p>
          </table:table-cell>
          <table:table-cell table:style-name="Pronouns.D2" office:value-type="string">
            <text:p text:style-name="P46">ia</text:p>
          </table:table-cell>
        </table:table-row>
        <table:table-row>
          <table:table-cell table:style-name="Pronouns.A2" office:value-type="string">
            <text:p text:style-name="P40">2nd + 3rd</text:p>
          </table:table-cell>
          <table:table-cell table:style-name="Pronouns.A2" office:value-type="string">
            <text:p text:style-name="P40">2+3</text:p>
          </table:table-cell>
          <table:table-cell table:style-name="Pronouns.A2" office:value-type="string">
            <text:p text:style-name="P40">them+you</text:p>
          </table:table-cell>
          <table:table-cell table:style-name="Pronouns.D2" office:value-type="string">
            <text:p text:style-name="P45">ea</text:p>
          </table:table-cell>
        </table:table-row>
        <table:table-row>
          <table:table-cell table:style-name="Pronouns.A2" office:value-type="string">
            <text:p text:style-name="P40">other</text:p>
          </table:table-cell>
          <table:table-cell table:style-name="Pronouns.A2" office:value-type="string">
            <text:p text:style-name="P40">selves</text:p>
          </table:table-cell>
          <table:table-cell table:style-name="Pronouns.A2" office:value-type="string">
            <text:p text:style-name="P40">each other</text:p>
          </table:table-cell>
          <table:table-cell table:style-name="Pronouns.D2" office:value-type="string">
            <text:p text:style-name="P45">u</text:p>
          </table:table-cell>
        </table:table-row>
      </table:table>
      <text:h text:style-name="Heading_20_3" text:outline-level="3"><text:bookmark-start text:name="__RefHeading___Toc518_4198987437"/>Suffixes<text:bookmark-end text:name="__RefHeading___Toc518_4198987437"/></text:h>
      <table:table table:name="PronounSuffixes" table:style-name="PronounSuffixes">
        <table:table-column table:style-name="PronounSuffixes.A"/>
        <table:table-column table:style-name="PronounSuffixes.B"/>
        <table:table-column table:style-name="PronounSuffixes.C"/>
        <table:table-header-rows>
          <table:table-row>
            <table:table-cell table:style-name="PronounSuffixes.A1" office:value-type="string">
              <text:p text:style-name="P23">Suffix</text:p>
            </table:table-cell>
            <table:table-cell table:style-name="PronounSuffixes.A1" office:value-type="string">
              <text:p text:style-name="P23">Glossary</text:p>
            </table:table-cell>
            <table:table-cell table:style-name="PronounSuffixes.C1" office:value-type="string">
              <text:p text:style-name="P23">Ambu Pronoun Suffix</text:p>
            </table:table-cell>
          </table:table-row>
        </table:table-header-rows>
        <table:table-row>
          <table:table-cell table:style-name="PronounSuffixes.A2" office:value-type="string">
            <text:p text:style-name="P51">of (possessive)</text:p>
          </table:table-cell>
          <table:table-cell table:style-name="PronounSuffixes.B2" office:value-type="string">
            <text:p text:style-name="P51">-p</text:p>
          </table:table-cell>
          <table:table-cell table:style-name="PronounSuffixes.C2" office:value-type="string">
            <text:p text:style-name="P42">-n</text:p>
          </table:table-cell>
        </table:table-row>
        <table:table-row>
          <table:table-cell table:style-name="PronounSuffixes.A2" office:value-type="string">
            <text:p text:style-name="P51">plural</text:p>
          </table:table-cell>
          <table:table-cell table:style-name="PronounSuffixes.B3" office:value-type="string">
            <text:p text:style-name="P51">-s</text:p>
          </table:table-cell>
          <table:table-cell table:style-name="PronounSuffixes.C2" office:value-type="string">
            <text:p text:style-name="P42">-s</text:p>
          </table:table-cell>
        </table:table-row>
        <table:table-row>
          <table:table-cell table:style-name="PronounSuffixes.A2" office:value-type="string">
            <text:p text:style-name="P51">possessive plural</text:p>
          </table:table-cell>
          <table:table-cell table:style-name="PronounSuffixes.A2" office:value-type="string">
            <text:p text:style-name="P51">-ps</text:p>
          </table:table-cell>
          <table:table-cell table:style-name="PronounSuffixes.C2" office:value-type="string">
            <text:p text:style-name="P44">-ns</text:p>
          </table:table-cell>
        </table:table-row>
      </table:table>
      <text:h text:style-name="Heading_20_2" text:outline-level="2"><text:bookmark-start text:name="__RefHeading___Toc1144_4198987437"/><text:soft-page-break/>Copulas<text:bookmark-end text:name="__RefHeading___Toc1144_4198987437"/></text:h>
      <table:table table:name="Copulas" table:style-name="Copulas">
        <table:table-column table:style-name="Copulas.A"/>
        <table:table-column table:style-name="Copulas.B"/>
        <table:table-column table:style-name="Copulas.C"/>
        <table:table-header-rows>
          <table:table-row>
            <table:table-cell table:style-name="Copulas.A1" office:value-type="string">
              <text:p text:style-name="P25">Tense</text:p>
            </table:table-cell>
            <table:table-cell table:style-name="Copulas.A1" office:value-type="string">
              <text:p text:style-name="P25">Glossary</text:p>
            </table:table-cell>
            <table:table-cell table:style-name="Copulas.C1" office:value-type="string">
              <text:p text:style-name="P25">Ambu Copula</text:p>
            </table:table-cell>
          </table:table-row>
        </table:table-header-rows>
        <table:table-row>
          <table:table-cell table:style-name="Copulas.A2" office:value-type="string">
            <text:p text:style-name="P52">past</text:p>
          </table:table-cell>
          <table:table-cell table:style-name="Copulas.A2" office:value-type="string">
            <text:p text:style-name="P52">[past]</text:p>
          </table:table-cell>
          <table:table-cell table:style-name="Copulas.C2" office:value-type="string">
            <text:p text:style-name="P47">si</text:p>
          </table:table-cell>
        </table:table-row>
        <table:table-row>
          <table:table-cell table:style-name="Copulas.A2" office:value-type="string">
            <text:p text:style-name="P52">present</text:p>
          </table:table-cell>
          <table:table-cell table:style-name="Copulas.A2" office:value-type="string">
            <text:p text:style-name="P52">[pres]</text:p>
          </table:table-cell>
          <table:table-cell table:style-name="Copulas.C2" office:value-type="string">
            <text:p text:style-name="P47">sa</text:p>
          </table:table-cell>
        </table:table-row>
        <table:table-row>
          <table:table-cell table:style-name="Copulas.A2" office:value-type="string">
            <text:p text:style-name="P52">future</text:p>
          </table:table-cell>
          <table:table-cell table:style-name="Copulas.A2" office:value-type="string">
            <text:p text:style-name="P52">[futu]</text:p>
          </table:table-cell>
          <table:table-cell table:style-name="Copulas.C2" office:value-type="string">
            <text:p text:style-name="P47">su</text:p>
          </table:table-cell>
        </table:table-row>
      </table:table>
      <text:h text:style-name="P93" text:outline-level="3">Suffix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4">Suffix</text:p>
            </table:table-cell>
            <table:table-cell table:style-name="Table1.A1" office:value-type="string">
              <text:p text:style-name="P24">Glossary</text:p>
            </table:table-cell>
            <table:table-cell table:style-name="Table1.C1" office:value-type="string">
              <text:p text:style-name="P24">Ambu <text:span text:style-name="T13">Copula</text:span> Suffix</text:p>
            </table:table-cell>
          </table:table-row>
        </table:table-header-rows>
        <table:table-row>
          <table:table-cell table:style-name="Table1.A2" office:value-type="string">
            <text:p text:style-name="P55">negative</text:p>
          </table:table-cell>
          <table:table-cell table:style-name="Table1.B2" office:value-type="string">
            <text:p text:style-name="P55">-(!)</text:p>
          </table:table-cell>
          <table:table-cell table:style-name="Table1.C2" office:value-type="string">
            <text:p text:style-name="P43">-<text:span text:style-name="T21">n</text:span></text:p>
          </table:table-cell>
        </table:table-row>
      </table:table>
      <text:h text:style-name="Heading_20_2" text:outline-level="2"><text:bookmark-start text:name="__RefHeading___Toc1146_4198987437"/>Tense Marker<text:bookmark-end text:name="__RefHeading___Toc1146_4198987437"/></text:h>
      <table:table table:name="TenseMarker" table:style-name="TenseMarker">
        <table:table-column table:style-name="TenseMarker.A"/>
        <table:table-column table:style-name="TenseMarker.B"/>
        <table:table-column table:style-name="TenseMarker.C"/>
        <table:table-header-rows>
          <table:table-row>
            <table:table-cell table:style-name="TenseMarker.A1" office:value-type="string">
              <text:p text:style-name="P26">Tense</text:p>
            </table:table-cell>
            <table:table-cell table:style-name="TenseMarker.A1" office:value-type="string">
              <text:p text:style-name="P26">Glossary</text:p>
            </table:table-cell>
            <table:table-cell table:style-name="TenseMarker.C1" office:value-type="string">
              <text:p text:style-name="P28">Ambu Tense Marker</text:p>
            </table:table-cell>
          </table:table-row>
        </table:table-header-rows>
        <table:table-row>
          <table:table-cell table:style-name="TenseMarker.A2" office:value-type="string">
            <text:p text:style-name="P53">past</text:p>
          </table:table-cell>
          <table:table-cell table:style-name="TenseMarker.A2" office:value-type="string">
            <text:p text:style-name="P53">(past)</text:p>
          </table:table-cell>
          <table:table-cell table:style-name="TenseMarker.C2" office:value-type="string">
            <text:p text:style-name="P48">ni</text:p>
          </table:table-cell>
        </table:table-row>
        <table:table-row>
          <table:table-cell table:style-name="TenseMarker.A2" office:value-type="string">
            <text:p text:style-name="P53">preset</text:p>
          </table:table-cell>
          <table:table-cell table:style-name="TenseMarker.A2" office:value-type="string">
            <text:p text:style-name="P53">(pres)</text:p>
          </table:table-cell>
          <table:table-cell table:style-name="TenseMarker.C2" office:value-type="string">
            <text:p text:style-name="P48">na</text:p>
          </table:table-cell>
        </table:table-row>
        <table:table-row>
          <table:table-cell table:style-name="TenseMarker.A2" office:value-type="string">
            <text:p text:style-name="P53">future</text:p>
          </table:table-cell>
          <table:table-cell table:style-name="TenseMarker.A2" office:value-type="string">
            <text:p text:style-name="P53">(futu)</text:p>
          </table:table-cell>
          <table:table-cell table:style-name="TenseMarker.C2" office:value-type="string">
            <text:p text:style-name="P48">nu</text:p>
          </table:table-cell>
        </table:table-row>
        <table:table-row>
          <table:table-cell table:style-name="TenseMarker.A2" office:value-type="string">
            <text:p text:style-name="P53">ever</text:p>
          </table:table-cell>
          <table:table-cell table:style-name="TenseMarker.A2" office:value-type="string">
            <text:p text:style-name="P53">(ever)</text:p>
          </table:table-cell>
          <table:table-cell table:style-name="TenseMarker.C2" office:value-type="string">
            <text:p text:style-name="P48">no</text:p>
          </table:table-cell>
        </table:table-row>
        <table:table-row>
          <table:table-cell table:style-name="TenseMarker.A2" office:value-type="string">
            <text:p text:style-name="P53">forever</text:p>
          </table:table-cell>
          <table:table-cell table:style-name="TenseMarker.A2" office:value-type="string">
            <text:p text:style-name="P53">(cont)</text:p>
          </table:table-cell>
          <table:table-cell table:style-name="TenseMarker.C2" office:value-type="string">
            <text:p text:style-name="P48">ne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P86" text:outline-level="2"><text:bookmark-start text:name="__RefHeading___Toc1476_4198987437"/><text:soft-page-break/>Articles<text:bookmark-end text:name="__RefHeading___Toc1476_4198987437"/></text:h>
      <table:table table:name="Articles" table:style-name="Articles">
        <table:table-column table:style-name="Articles.A"/>
        <table:table-column table:style-name="Articles.B"/>
        <table:table-column table:style-name="Articles.C"/>
        <table:table-header-rows>
          <table:table-row>
            <table:table-cell table:style-name="Articles.A1" office:value-type="string">
              <text:p text:style-name="P27">English</text:p>
            </table:table-cell>
            <table:table-cell table:style-name="Articles.A1" office:value-type="string">
              <text:p text:style-name="P27">Glossary</text:p>
            </table:table-cell>
            <table:table-cell table:style-name="Articles.C1" office:value-type="string">
              <text:p text:style-name="P29">Ambu Article</text:p>
            </table:table-cell>
          </table:table-row>
        </table:table-header-rows>
        <table:table-row>
          <table:table-cell table:style-name="Articles.A2" office:value-type="string">
            <text:p text:style-name="Table_20_Contents">this</text:p>
            <text:p text:style-name="Table_20_Contents">(<text:span text:style-name="T17">near me)</text:span></text:p>
          </table:table-cell>
          <table:table-cell table:style-name="Articles.A2" office:value-type="string">
            <text:p text:style-name="Table_20_Contents"><text:span text:style-name="T20">{</text:span>1x<text:span text:style-name="T20">}</text:span></text:p>
          </table:table-cell>
          <table:table-cell table:style-name="Articles.C2" office:value-type="string">
            <text:p text:style-name="P41">p<text:span text:style-name="T18">i</text:span></text:p>
          </table:table-cell>
        </table:table-row>
        <table:table-row>
          <table:table-cell table:style-name="Articles.A2" office:value-type="string">
            <text:p text:style-name="Table_20_Contents">that<text:span text:style-name="T17">/it/those</text:span></text:p>
            <text:p text:style-name="Table_20_Contents">(near you)</text:p>
          </table:table-cell>
          <table:table-cell table:style-name="Articles.A2" office:value-type="string">
            <text:p text:style-name="Table_20_Contents"><text:span text:style-name="T20">{</text:span>2x<text:span text:style-name="T20">}</text:span></text:p>
          </table:table-cell>
          <table:table-cell table:style-name="Articles.C2" office:value-type="string">
            <text:p text:style-name="P41">p<text:span text:style-name="T18">e</text:span></text:p>
          </table:table-cell>
        </table:table-row>
        <table:table-row>
          <table:table-cell table:style-name="Articles.A2" office:value-type="string">
            <text:p text:style-name="P54">this<text:span text:style-name="T22">/these</text:span></text:p>
            <text:p text:style-name="P54">(near us)</text:p>
          </table:table-cell>
          <table:table-cell table:style-name="Articles.A2" office:value-type="string">
            <text:p text:style-name="P54"><text:span text:style-name="T20">{</text:span>1x2<text:span text:style-name="T20">}</text:span></text:p>
          </table:table-cell>
          <table:table-cell table:style-name="Articles.C2" office:value-type="string">
            <text:p text:style-name="P49">pie</text:p>
          </table:table-cell>
        </table:table-row>
        <table:table-row>
          <table:table-cell table:style-name="Articles.A2" office:value-type="string">
            <text:p text:style-name="Table_20_Contents">that/it<text:span text:style-name="T22">/those</text:span></text:p>
            <text:p text:style-name="Table_20_Contents">(away from us)</text:p>
          </table:table-cell>
          <table:table-cell table:style-name="Articles.A2" office:value-type="string">
            <text:p text:style-name="Table_20_Contents"><text:span text:style-name="T20">{</text:span>3x<text:span text:style-name="T20">}</text:span></text:p>
          </table:table-cell>
          <table:table-cell table:style-name="Articles.C2" office:value-type="string">
            <text:p text:style-name="P41">p<text:span text:style-name="T18">a</text:span></text:p>
          </table:table-cell>
        </table:table-row>
        <table:table-row>
          <table:table-cell table:style-name="Articles.A2" office:value-type="string">
            <text:p text:style-name="Table_20_Contents">a/an</text:p>
          </table:table-cell>
          <table:table-cell table:style-name="Articles.A2" office:value-type="string">
            <text:p text:style-name="Table_20_Contents"><text:span text:style-name="T20">{</text:span>idef<text:span text:style-name="T20">}</text:span></text:p>
          </table:table-cell>
          <table:table-cell table:style-name="Articles.C2" office:value-type="string">
            <text:p text:style-name="P41">p<text:span text:style-name="T18">o</text:span></text:p>
          </table:table-cell>
        </table:table-row>
        <table:table-row>
          <table:table-cell table:style-name="Articles.A2" office:value-type="string">
            <text:p text:style-name="Table_20_Contents">the</text:p>
          </table:table-cell>
          <table:table-cell table:style-name="Articles.A2" office:value-type="string">
            <text:p text:style-name="Table_20_Contents"><text:span text:style-name="T20">{</text:span>def<text:span text:style-name="T20">}</text:span></text:p>
          </table:table-cell>
          <table:table-cell table:style-name="Articles.C2" office:value-type="string">
            <text:p text:style-name="P41">p<text:span text:style-name="T18">u</text:span></text:p>
          </table:table-cell>
        </table:table-row>
      </table:table>
      <text:h text:style-name="Heading_20_3" text:outline-level="3">Suffixes</text:h>
      <table:table table:name="ArticlesSuffixes" table:style-name="ArticlesSuffixes">
        <table:table-column table:style-name="ArticlesSuffixes.A"/>
        <table:table-column table:style-name="ArticlesSuffixes.B"/>
        <table:table-column table:style-name="ArticlesSuffixes.C"/>
        <table:table-header-rows>
          <table:table-row>
            <table:table-cell table:style-name="ArticlesSuffixes.A1" office:value-type="string">
              <text:p text:style-name="P31">Suffix</text:p>
            </table:table-cell>
            <table:table-cell table:style-name="ArticlesSuffixes.A1" office:value-type="string">
              <text:p text:style-name="P31">Glossary</text:p>
            </table:table-cell>
            <table:table-cell table:style-name="ArticlesSuffixes.C1" office:value-type="string">
              <text:p text:style-name="P30">Ambu Article Suffix</text:p>
            </table:table-cell>
          </table:table-row>
        </table:table-header-rows>
        <table:table-row>
          <table:table-cell table:style-name="ArticlesSuffixes.A2" office:value-type="string">
            <text:p text:style-name="P55">of (possessive)</text:p>
          </table:table-cell>
          <table:table-cell table:style-name="ArticlesSuffixes.A2" office:value-type="string">
            <text:p text:style-name="P55">-p</text:p>
          </table:table-cell>
          <table:table-cell table:style-name="ArticlesSuffixes.C2" office:value-type="string">
            <text:p text:style-name="P50">-p</text:p>
          </table:table-cell>
        </table:table-row>
      </table:table>
      <text:p text:style-name="Text_20_body"/>
      <text:h text:style-name="P90" text:outline-level="2"><text:bookmark-start text:name="__RefHeading___Toc1478_4198987437"/>Question<text:bookmark-end text:name="__RefHeading___Toc1478_4198987437"/></text:h>
      <table:table table:name="Question" table:style-name="Question">
        <table:table-column table:style-name="Question.A"/>
        <table:table-column table:style-name="Question.B"/>
        <table:table-column table:style-name="Question.C"/>
        <table:table-header-rows>
          <table:table-row>
            <table:table-cell table:style-name="Question.A1" office:value-type="string">
              <text:p text:style-name="P35">Question</text:p>
            </table:table-cell>
            <table:table-cell table:style-name="Question.A1" office:value-type="string">
              <text:p text:style-name="P35">Glossary</text:p>
            </table:table-cell>
            <table:table-cell table:style-name="Question.C1" office:value-type="string">
              <text:p text:style-name="P74">Ambu Question</text:p>
            </table:table-cell>
          </table:table-row>
        </table:table-header-rows>
        <table:table-row>
          <table:table-cell table:style-name="Question.A2" office:value-type="string">
            <text:p text:style-name="P60">what</text:p>
          </table:table-cell>
          <table:table-cell table:style-name="Question.A2" office:value-type="string">
            <text:p text:style-name="P60">what?</text:p>
          </table:table-cell>
          <table:table-cell table:style-name="Question.C2" office:value-type="string">
            <text:p text:style-name="P76">fi</text:p>
          </table:table-cell>
        </table:table-row>
        <table:table-row>
          <table:table-cell table:style-name="Question.A2" office:value-type="string">
            <text:p text:style-name="P60">which</text:p>
          </table:table-cell>
          <table:table-cell table:style-name="Question.A2" office:value-type="string">
            <text:p text:style-name="P60">which?</text:p>
          </table:table-cell>
          <table:table-cell table:style-name="Question.C2" office:value-type="string">
            <text:p text:style-name="P76">fi</text:p>
          </table:table-cell>
        </table:table-row>
        <table:table-row>
          <table:table-cell table:style-name="Question.A2" office:value-type="string">
            <text:p text:style-name="P60">where</text:p>
          </table:table-cell>
          <table:table-cell table:style-name="Question.A2" office:value-type="string">
            <text:p text:style-name="P60">where?</text:p>
          </table:table-cell>
          <table:table-cell table:style-name="Question.C2" office:value-type="string">
            <text:p text:style-name="P76">fe</text:p>
          </table:table-cell>
        </table:table-row>
        <table:table-row>
          <table:table-cell table:style-name="Question.A2" office:value-type="string">
            <text:p text:style-name="P60">when</text:p>
          </table:table-cell>
          <table:table-cell table:style-name="Question.A2" office:value-type="string">
            <text:p text:style-name="P60">when?</text:p>
          </table:table-cell>
          <table:table-cell table:style-name="Question.C2" office:value-type="string">
            <text:p text:style-name="P76">fen</text:p>
          </table:table-cell>
        </table:table-row>
        <table:table-row>
          <table:table-cell table:style-name="Question.A2" office:value-type="string">
            <text:p text:style-name="P60">how</text:p>
          </table:table-cell>
          <table:table-cell table:style-name="Question.A2" office:value-type="string">
            <text:p text:style-name="P60">how?</text:p>
          </table:table-cell>
          <table:table-cell table:style-name="Question.C2" office:value-type="string">
            <text:p text:style-name="P76">fa</text:p>
          </table:table-cell>
        </table:table-row>
        <table:table-row>
          <table:table-cell table:style-name="Question.A2" office:value-type="string">
            <text:p text:style-name="P60">why</text:p>
          </table:table-cell>
          <table:table-cell table:style-name="Question.A2" office:value-type="string">
            <text:p text:style-name="P60">why?</text:p>
          </table:table-cell>
          <table:table-cell table:style-name="Question.C2" office:value-type="string">
            <text:p text:style-name="P76">fan</text:p>
          </table:table-cell>
        </table:table-row>
        <table:table-row>
          <table:table-cell table:style-name="Question.A2" office:value-type="string">
            <text:p text:style-name="P60">who</text:p>
          </table:table-cell>
          <table:table-cell table:style-name="Question.A2" office:value-type="string">
            <text:p text:style-name="P60">who?</text:p>
          </table:table-cell>
          <table:table-cell table:style-name="Question.C2" office:value-type="string">
            <text:p text:style-name="P76">fo</text:p>
          </table:table-cell>
        </table:table-row>
        <table:table-row>
          <table:table-cell table:style-name="Question.A2" office:value-type="string">
            <text:p text:style-name="P60">how much</text:p>
          </table:table-cell>
          <table:table-cell table:style-name="Question.A2" office:value-type="string">
            <text:p text:style-name="P60">much?</text:p>
          </table:table-cell>
          <table:table-cell table:style-name="Question.C2" office:value-type="string">
            <text:p text:style-name="P76">fu</text:p>
          </table:table-cell>
        </table:table-row>
        <table:table-row>
          <table:table-cell table:style-name="Question.A2" office:value-type="string">
            <text:p text:style-name="P60">how many</text:p>
          </table:table-cell>
          <table:table-cell table:style-name="Question.A2" office:value-type="string">
            <text:p text:style-name="P60">many?</text:p>
          </table:table-cell>
          <table:table-cell table:style-name="Question.C2" office:value-type="string">
            <text:p text:style-name="P76">fun</text:p>
          </table:table-cell>
        </table:table-row>
      </table:table>
      <text:h text:style-name="P87" text:outline-level="2"><text:bookmark-start text:name="__RefHeading___Toc1136_859431890"/>Spacial<text:bookmark-end text:name="__RefHeading___Toc1136_859431890"/></text:h>
      <table:table table:name="DirectionLocation" table:style-name="DirectionLocation">
        <table:table-column table:style-name="DirectionLocation.A"/>
        <table:table-column table:style-name="DirectionLocation.B"/>
        <table:table-column table:style-name="DirectionLocation.C"/>
        <table:table-header-rows>
          <table:table-row>
            <table:table-cell table:style-name="DirectionLocation.A1" office:value-type="string">
              <text:p text:style-name="P34">Spacial</text:p>
            </table:table-cell>
            <table:table-cell table:style-name="DirectionLocation.A1" office:value-type="string">
              <text:p text:style-name="P32">Glossary</text:p>
            </table:table-cell>
            <table:table-cell table:style-name="DirectionLocation.C1" office:value-type="string">
              <text:p text:style-name="P75">Ambu <text:span text:style-name="T26">Spacial</text:span></text:p>
            </table:table-cell>
          </table:table-row>
        </table:table-header-rows>
        <table:table-row>
          <table:table-cell table:style-name="DirectionLocation.A2" office:value-type="string">
            <text:p text:style-name="P56">source (from)</text:p>
          </table:table-cell>
          <table:table-cell table:style-name="DirectionLocation.A2" office:value-type="string">
            <text:p text:style-name="P56">@from</text:p>
          </table:table-cell>
          <table:table-cell table:style-name="DirectionLocation.C2" office:value-type="string">
            <text:p text:style-name="P77">ti</text:p>
          </table:table-cell>
        </table:table-row>
        <table:table-row>
          <table:table-cell table:style-name="DirectionLocation.A2" office:value-type="string">
            <text:p text:style-name="P56">destination (to)</text:p>
          </table:table-cell>
          <table:table-cell table:style-name="DirectionLocation.A2" office:value-type="string">
            <text:p text:style-name="P56">@to</text:p>
          </table:table-cell>
          <table:table-cell table:style-name="DirectionLocation.C2" office:value-type="string">
            <text:p text:style-name="P77">te</text:p>
          </table:table-cell>
        </table:table-row>
        <table:table-row>
          <table:table-cell table:style-name="DirectionLocation.A2" office:value-type="string">
            <text:p text:style-name="P56">on</text:p>
          </table:table-cell>
          <table:table-cell table:style-name="DirectionLocation.A2" office:value-type="string">
            <text:p text:style-name="P56">@on</text:p>
          </table:table-cell>
          <table:table-cell table:style-name="DirectionLocation.C2" office:value-type="string">
            <text:p text:style-name="P77">ta</text:p>
          </table:table-cell>
        </table:table-row>
        <table:table-row>
          <table:table-cell table:style-name="DirectionLocation.A2" office:value-type="string">
            <text:p text:style-name="P56">off</text:p>
          </table:table-cell>
          <table:table-cell table:style-name="DirectionLocation.A2" office:value-type="string">
            <text:p text:style-name="P56">@off</text:p>
          </table:table-cell>
          <table:table-cell table:style-name="DirectionLocation.C2" office:value-type="string">
            <text:p text:style-name="P77">to</text:p>
          </table:table-cell>
        </table:table-row>
      </table:table>
      <text:p text:style-name="P13"/>
      <text:h text:style-name="P67" text:outline-level="1"><text:bookmark-start text:name="__RefHeading___Toc1138_859431890"/><text:span text:style-name="T23">*</text:span>Grammar<text:bookmark-end text:name="__RefHeading___Toc1138_859431890"/></text:h>
      <text:h text:style-name="Heading_20_2" text:outline-level="2"><text:bookmark-start text:name="__RefHeading___Toc1148_859431890"/><text:span text:style-name="T25">*Word</text:span> Order<text:bookmark-end text:name="__RefHeading___Toc1148_859431890"/></text:h>
      <text:h text:style-name="P94" text:outline-level="3">*Genre</text:h>
      <text:list xml:id="list4076901967" text:style-name="L2">
        <text:list-item>
          <text:p text:style-name="P80">Adjectives follow the noun/verb they describe.</text:p>
        </text:list-item>
      </text:list>
      <text:h text:style-name="Heading_20_3" text:outline-level="3">Features</text:h>
      <table:table table:name="FeatureOrder" table:style-name="FeatureOrder">
        <table:table-column table:style-name="FeatureOrder.A"/>
        <table:table-column table:style-name="FeatureOrder.B"/>
        <table:table-header-rows>
          <table:table-row>
            <table:table-cell table:style-name="FeatureOrder.A1" office:value-type="string">
              <text:p text:style-name="P33">Feature</text:p>
            </table:table-cell>
            <table:table-cell table:style-name="FeatureOrder.B1" office:value-type="string">
              <text:p text:style-name="P33">Order</text:p>
            </table:table-cell>
          </table:table-row>
        </table:table-header-rows>
        <table:table-row>
          <table:table-cell table:style-name="FeatureOrder.A2" office:value-type="string">
            <text:p text:style-name="P57">Pronoun</text:p>
          </table:table-cell>
          <table:table-cell table:style-name="FeatureOrder.B2" office:value-type="string">
            <text:p text:style-name="P57">pronoun noun</text:p>
          </table:table-cell>
        </table:table-row>
        <table:table-row>
          <table:table-cell table:style-name="FeatureOrder.A2" office:value-type="string">
            <text:p text:style-name="P57">Copula</text:p>
          </table:table-cell>
          <table:table-cell table:style-name="FeatureOrder.B2" office:value-type="string">
            <text:p text:style-name="P57">X copula Y</text:p>
          </table:table-cell>
        </table:table-row>
        <table:table-row>
          <table:table-cell table:style-name="FeatureOrder.A2" office:value-type="string">
            <text:p text:style-name="P57">Tense Marker</text:p>
          </table:table-cell>
          <table:table-cell table:style-name="FeatureOrder.B2" office:value-type="string">
            <text:p text:style-name="P57">sentence/verb tense-marker</text:p>
          </table:table-cell>
        </table:table-row>
        <table:table-row>
          <table:table-cell table:style-name="FeatureOrder.A2" office:value-type="string">
            <text:p text:style-name="P57">Article</text:p>
          </table:table-cell>
          <table:table-cell table:style-name="FeatureOrder.B2" office:value-type="string">
            <text:p text:style-name="P57">article noun/adjective/verb</text:p>
          </table:table-cell>
        </table:table-row>
        <table:table-row>
          <table:table-cell table:style-name="FeatureOrder.A2" office:value-type="string">
            <text:p text:style-name="P57">Question</text:p>
          </table:table-cell>
          <table:table-cell table:style-name="FeatureOrder.B2" office:value-type="string">
            <text:p text:style-name="P57"><text:span text:style-name="T27">noun/verb/adjective </text:span>question</text:p>
          </table:table-cell>
        </table:table-row>
        <table:table-row>
          <table:table-cell table:style-name="FeatureOrder.A2" office:value-type="string">
            <text:p text:style-name="P58">Spacial</text:p>
          </table:table-cell>
          <table:table-cell table:style-name="FeatureOrder.B2" office:value-type="string">
            <text:p text:style-name="P59"><text:span text:style-name="T28">(pronoun) </text:span>spacial noun</text:p>
          </table:table-cell>
        </table:table-row>
      </table:table>
      <text:p text:style-name="Text_20_body"/>
      <text:h text:style-name="P91" text:outline-level="2"><text:bookmark-start text:name="__RefHeading___Toc1403_859431890"/>*Sentence Structure<text:bookmark-end text:name="__RefHeading___Toc1403_859431890"/></text:h>
      <text:h text:style-name="P95" text:outline-level="3">*Question Asking</text:h>
      <text:p text:style-name="P16"/>
      <text:h text:style-name="Heading_20_3" text:outline-level="3">*Imperative</text:h>
      <text:p text:style-name="Text_20_body"/>
      <text:h text:style-name="P68" text:outline-level="1"><text:bookmark-start text:name="__RefHeading___Toc127_4198987437"/>Examples<text:bookmark-end text:name="__RefHeading___Toc127_4198987437"/></text:h>
      <table:table table:name="Examples" table:style-name="Examples">
        <table:table-column table:style-name="Examples.A"/>
        <table:table-column table:style-name="Examples.B"/>
        <table:table-column table:style-name="Examples.C"/>
        <table:table-header-rows>
          <table:table-row>
            <table:table-cell table:style-name="Examples.A1" office:value-type="string">
              <text:p text:style-name="P20">English</text:p>
            </table:table-cell>
            <table:table-cell table:style-name="Examples.A1" office:value-type="string">
              <text:p text:style-name="P20">Glossary</text:p>
            </table:table-cell>
            <table:table-cell table:style-name="Examples.C1" office:value-type="string">
              <text:p text:style-name="P21">Ambu</text:p>
            </table:table-cell>
          </table:table-row>
        </table:table-header-rows>
        <table:table-row>
          <table:table-cell table:style-name="Examples.A2" office:value-type="string">
            <text:p text:style-name="Table_20_Contents_20_Left">Peter walks.</text:p>
          </table:table-cell>
          <table:table-cell table:style-name="Examples.A2" office:value-type="string">
            <text:p text:style-name="Table_20_Contents_20_Left">Peter walk</text:p>
          </table:table-cell>
          <table:table-cell table:style-name="Examples.C2" office:value-type="string">
            <text:p text:style-name="Table_20_Contents_20_Left">Piter ambi.</text:p>
          </table:table-cell>
        </table:table-row>
        <table:table-row>
          <table:table-cell table:style-name="Examples.A2" office:value-type="string">
            <text:p text:style-name="Table_20_Contents_20_Left">... is walking.</text:p>
          </table:table-cell>
          <table:table-cell table:style-name="Examples.A2" office:value-type="string">
            <text:p text:style-name="Table_20_Contents_20_Left">... walk (pres)</text:p>
          </table:table-cell>
          <table:table-cell table:style-name="Examples.C2" office:value-type="string">
            <text:p text:style-name="Table_20_Contents_20_Left">... ambi na.</text:p>
          </table:table-cell>
        </table:table-row>
        <table:table-row>
          <table:table-cell table:style-name="Examples.A2" office:value-type="string">
            <text:p text:style-name="Table_20_Contents_20_Left">... walked.</text:p>
          </table:table-cell>
          <table:table-cell table:style-name="Examples.A2" office:value-type="string">
            <text:p text:style-name="Table_20_Contents_20_Left">... walk (past)</text:p>
          </table:table-cell>
          <table:table-cell table:style-name="Examples.C2" office:value-type="string">
            <text:p text:style-name="Table_20_Contents_20_Left">... ambi ni.</text:p>
          </table:table-cell>
        </table:table-row>
        <table:table-row>
          <table:table-cell table:style-name="Examples.A2" office:value-type="string">
            <text:p text:style-name="Table_20_Contents_20_Left">... will walk.</text:p>
          </table:table-cell>
          <table:table-cell table:style-name="Examples.A2" office:value-type="string">
            <text:p text:style-name="Table_20_Contents_20_Left">... walk (futu)</text:p>
          </table:table-cell>
          <table:table-cell table:style-name="Examples.C2" office:value-type="string">
            <text:p text:style-name="Table_20_Contents_20_Left">... ambi nu.</text:p>
          </table:table-cell>
        </table:table-row>
        <table:table-row>
          <table:table-cell table:style-name="Examples.A2" office:value-type="string">
            <text:p text:style-name="Table_20_Contents_20_Left">... is tall.</text:p>
          </table:table-cell>
          <table:table-cell table:style-name="Examples.A2" office:value-type="string">
            <text:p text:style-name="Table_20_Contents_20_Left">... [pres] tall</text:p>
          </table:table-cell>
          <table:table-cell table:style-name="Examples.C2" office:value-type="string">
            <text:p text:style-name="Table_20_Contents_20_Left">... sa anto.</text:p>
          </table:table-cell>
        </table:table-row>
        <table:table-row>
          <table:table-cell table:style-name="Examples.A2" office:value-type="string">
            <text:p text:style-name="Table_20_Contents_20_Left">... was tall.</text:p>
          </table:table-cell>
          <table:table-cell table:style-name="Examples.A2" office:value-type="string">
            <text:p text:style-name="Table_20_Contents_20_Left">... [past] tall</text:p>
          </table:table-cell>
          <table:table-cell table:style-name="Examples.C2" office:value-type="string">
            <text:p text:style-name="Table_20_Contents_20_Left">... si anto.</text:p>
          </table:table-cell>
        </table:table-row>
        <table:table-row>
          <table:table-cell table:style-name="Examples.A2" office:value-type="string">
            <text:p text:style-name="Table_20_Contents_20_Left">... will be tall.</text:p>
          </table:table-cell>
          <table:table-cell table:style-name="Examples.A2" office:value-type="string">
            <text:p text:style-name="Table_20_Contents_20_Left">... [futu] tall</text:p>
          </table:table-cell>
          <table:table-cell table:style-name="Examples.C2" office:value-type="string">
            <text:p text:style-name="Table_20_Contents_20_Left">… <text:span text:style-name="T4">su anto.</text:span></text:p>
          </table:table-cell>
        </table:table-row>
        <table:table-row>
          <table:table-cell table:style-name="Examples.A2" office:value-type="string">
            <text:p text:style-name="Table_20_Contents_20_Left">The rabbit falls.</text:p>
          </table:table-cell>
          <table:table-cell table:style-name="Examples.A2" office:value-type="string">
            <text:p text:style-name="Table_20_Contents_20_Left"><text:span text:style-name="T20">{def}</text:span> rabbit fall</text:p>
          </table:table-cell>
          <table:table-cell table:style-name="Examples.C2" office:value-type="string">
            <text:p text:style-name="Table_20_Contents_20_Left">P<text:span text:style-name="T19">u</text:span> bune wine.</text:p>
          </table:table-cell>
        </table:table-row>
        <table:table-row>
          <table:table-cell table:style-name="Examples.A2" office:value-type="string">
            <text:p text:style-name="Table_20_Contents_20_Left">… <text:span text:style-name="T4">is falling.</text:span></text:p>
          </table:table-cell>
          <table:table-cell table:style-name="Examples.A2" office:value-type="string">
            <text:p text:style-name="Table_20_Contents_20_Left">… <text:span text:style-name="T4">fall [pres]</text:span></text:p>
          </table:table-cell>
          <table:table-cell table:style-name="Examples.C2" office:value-type="string">
            <text:p text:style-name="Table_20_Contents_20_Left">… <text:span text:style-name="T4">wine na.</text:span></text:p>
          </table:table-cell>
        </table:table-row>
        <table:table-row>
          <table:table-cell table:style-name="Examples.A2" office:value-type="string">
            <text:p text:style-name="Table_20_Contents_20_Left">… did not fall.</text:p>
          </table:table-cell>
          <table:table-cell table:style-name="Examples.A2" office:value-type="string">
            <text:p text:style-name="Table_20_Contents_20_Left">… <text:span text:style-name="T4">fall(!) (past)</text:span></text:p>
          </table:table-cell>
          <table:table-cell table:style-name="Examples.C2" office:value-type="string">
            <text:p text:style-name="Table_20_Contents_20_Left">… <text:span text:style-name="T4">winen ni.</text:span></text:p>
          </table:table-cell>
        </table:table-row>
        <table:table-row>
          <table:table-cell table:style-name="Examples.A2" office:value-type="string">
            <text:p text:style-name="Table_20_Contents_20_Left">Hello, my name is Patrick.</text:p>
          </table:table-cell>
          <table:table-cell table:style-name="Examples.A2" office:value-type="string">
            <text:p text:style-name="Table_20_Contents_20_Left"><text:span text:style-name="T6">h</text:span>ello, <text:span text:style-name="T9">1p</text:span> name <text:span text:style-name="T6">[pres]</text:span> Patrick</text:p>
          </table:table-cell>
          <table:table-cell table:style-name="Examples.C2" office:value-type="string">
            <text:p text:style-name="Table_20_Contents_20_Left">Hai, an nama sa Patrik.</text:p>
          </table:table-cell>
        </table:table-row>
        <table:table-row>
          <table:table-cell table:style-name="Examples.A2" office:value-type="string">
            <text:p text:style-name="Table_20_Contents_20_Left">Oh, sorry, I didn’t know this seat was yours.</text:p>
          </table:table-cell>
          <table:table-cell table:style-name="Examples.A2" office:value-type="string">
            <text:p text:style-name="Table_20_Contents_20_Left">oh, sorry, <text:span text:style-name="T9">1 </text:span>know(!) <text:span text:style-name="T20">{1x}</text:span> seat [past] yours</text:p>
          </table:table-cell>
          <table:table-cell table:style-name="Examples.C2" office:value-type="string">
            <text:p text:style-name="Table_20_Contents_20_Left">O, hei, a mimi<text:span text:style-name="T6">n</text:span> pi bume si in.</text:p>
          </table:table-cell>
        </table:table-row>
        <table:table-row>
          <table:table-cell table:style-name="Examples.A2" office:value-type="string">
            <text:p text:style-name="Table_20_Contents_20_Left">It’s mine now.</text:p>
          </table:table-cell>
          <table:table-cell table:style-name="Examples.A2" office:value-type="string">
            <text:p text:style-name="P70"><text:span text:style-name="T20">{1x}</text:span> [pres] <text:span text:style-name="T9">1p</text:span> (pres)</text:p>
          </table:table-cell>
          <table:table-cell table:style-name="Examples.C2" office:value-type="string">
            <text:p text:style-name="Table_20_Contents_20_Left">Pi sa an na.</text:p>
          </table:table-cell>
        </table:table-row>
        <table:table-row>
          <table:table-cell table:style-name="Examples.A2" office:value-type="string">
            <text:p text:style-name="Table_20_Contents_20_Left">It wasn’t ever mine.</text:p>
          </table:table-cell>
          <table:table-cell table:style-name="Examples.A2" office:value-type="string">
            <text:p text:style-name="Table_20_Contents_20_Left"><text:span text:style-name="T20">{1x} </text:span>[past](!) mine (<text:span text:style-name="T14">ever</text:span>)</text:p>
          </table:table-cell>
          <table:table-cell table:style-name="Examples.C2" office:value-type="string">
            <text:p text:style-name="Table_20_Contents_20_Left">Pi sin an no.</text:p>
          </table:table-cell>
        </table:table-row>
        <text:soft-page-break/>
        <table:table-row>
          <table:table-cell table:style-name="Examples.A2" office:value-type="string">
            <text:p text:style-name="Table_20_Contents_20_Left">Where are you running?</text:p>
          </table:table-cell>
          <table:table-cell table:style-name="Examples.A2" office:value-type="string">
            <text:p text:style-name="Table_20_Contents_20_Left">you run where?</text:p>
          </table:table-cell>
          <table:table-cell table:style-name="Examples.C2" office:value-type="string">
            <text:p text:style-name="Table_20_Contents_20_Left">I anbi fo?</text:p>
          </table:table-cell>
        </table:table-row>
        <table:table-row>
          <table:table-cell table:style-name="Examples.A2" office:value-type="string">
            <text:p text:style-name="Table_20_Contents_20_Left">The rabbits will eat themselves.</text:p>
          </table:table-cell>
          <table:table-cell table:style-name="Examples.A2" office:value-type="string">
            <text:p text:style-name="Table_20_Contents_20_Left"><text:span text:style-name="T20">{def}</text:span> rabbit<text:span text:style-name="T8">(s)</text:span> eat self (futu)</text:p>
          </table:table-cell>
          <table:table-cell table:style-name="Examples.C2" office:value-type="string">
            <text:p text:style-name="Table_20_Contents_20_Left">P<text:span text:style-name="T9">u </text:span>bune<text:span text:style-name="T16">s</text:span> amni o nu.</text:p>
          </table:table-cell>
        </table:table-row>
        <table:table-row>
          <table:table-cell table:style-name="Examples.A2" office:value-type="string">
            <text:p text:style-name="Table_20_Contents_20_Left">The rabbits didn’t eat each other.</text:p>
          </table:table-cell>
          <table:table-cell table:style-name="Examples.A2" office:value-type="string">
            <text:p text:style-name="Table_20_Contents_20_Left"><text:span text:style-name="T20">{def}</text:span> rabbit<text:span text:style-name="T8">(s) eat(!) selves (past)</text:span></text:p>
          </table:table-cell>
          <table:table-cell table:style-name="Examples.C2" office:value-type="string">
            <text:p text:style-name="Table_20_Contents_20_Left">Pu bunes amnin ou ni.</text:p>
          </table:table-cell>
        </table:table-row>
        <table:table-row>
          <table:table-cell table:style-name="Examples.A2" office:value-type="string">
            <text:p text:style-name="Table_20_Contents_20_Left">They are the dogs who saw us.</text:p>
          </table:table-cell>
          <table:table-cell table:style-name="Examples.A2" office:value-type="string">
            <text:p text:style-name="Table_20_Contents_20_Left">they <text:span text:style-name="T20">{def} dog(s) is who see 1+3 (past)</text:span></text:p>
          </table:table-cell>
          <table:table-cell table:style-name="Examples.C2" office:value-type="string">
            <text:p text:style-name="Table_20_Contents_20_Left">U pu kunas sa fu unti au ni.</text:p>
          </table:table-cell>
        </table:table-row>
        <table:table-row table:style-name="Examples.20">
          <table:table-cell table:style-name="Examples.A2" office:value-type="string">
            <text:p text:style-name="Table_20_Contents_20_Left">The tall one won't eat.</text:p>
          </table:table-cell>
          <table:table-cell table:style-name="Examples.A2" office:value-type="string">
            <text:p text:style-name="Table_20_Contents_20_Left"><text:span text:style-name="T20">{def}</text:span> tall eat(!) (futu)</text:p>
          </table:table-cell>
          <table:table-cell table:style-name="Examples.C2" office:value-type="string">
            <text:p text:style-name="Table_20_Contents_20_Left">Pu anto amnin <text:span text:style-name="T11">nu.</text:span></text:p>
          </table:table-cell>
        </table:table-row>
        <table:table-row>
          <table:table-cell table:style-name="Examples.A2" office:value-type="string">
            <text:p text:style-name="Table_20_Contents_20_Left">Have all the leaves fallen from the tree?</text:p>
          </table:table-cell>
          <table:table-cell table:style-name="Examples.A2" office:value-type="string">
            <text:p text:style-name="Table_20_Contents_20_Left"><text:span text:style-name="T20">{def}</text:span> leaf(s) all fall <text:span text:style-name="T20">{def} @from tree?</text:span></text:p>
          </table:table-cell>
          <table:table-cell table:style-name="Examples.C2" office:value-type="string">
            <text:p text:style-name="Table_20_Contents_20_Left">Pu tepas bibo wine<text:span text:style-name="T10"> pu ti tebu?</text:span></text:p>
          </table:table-cell>
        </table:table-row>
      </table:table>
      <text:p text:style-name="P5"/>
      <text:h text:style-name="P67" text:outline-level="1"><text:bookmark-start text:name="__RefHeading___Toc129_4198987437"/><text:span text:style-name="T23">*</text:span>Lexicon<text:bookmark-end text:name="__RefHeading___Toc129_4198987437"/></text:h>
      <text:h text:style-name="Heading_20_2" text:outline-level="2"><text:bookmark-start text:name="__RefHeading___Toc1282_859431890"/><text:span text:style-name="T29">*</text:span>Suffixes<text:bookmark-end text:name="__RefHeading___Toc1282_859431890"/></text:h>
      <text:p text:style-name="Text_20_body">-i<text:tab/>Verb<text:tab/>Performed by animation</text:p>
      <text:p text:style-name="Text_20_body">-e<text:tab/>Verb<text:tab/>Performed by nature<text:span text:style-name="T39">/physics</text:span></text:p>
      <text:p text:style-name="P8">-<text:span text:style-name="T7">in/</text:span>e<text:span text:style-name="T4">n</text:span><text:tab/><text:span text:style-name="T5">Negative verb</text:span></text:p>
      <text:p text:style-name="P10">-o<text:tab/>Adjective</text:p>
      <text:p text:style-name="P10">-o<text:span text:style-name="T5">n</text:span><text:tab/><text:span text:style-name="T5">Negative</text:span> adjective</text:p>
      <text:p text:style-name="Text_20_body">-a<text:tab/>Noun</text:p>
      <text:p text:style-name="Text_20_body">-u<text:tab/>Noun</text:p>
      <text:p text:style-name="P8">-a<text:span text:style-name="T4">n</text:span>/u<text:span text:style-name="T4">n</text:span><text:tab/><text:span text:style-name="T5">Negative</text:span> noun</text:p>
      <text:p text:style-name="P9">-as/us<text:tab/>Plural noun</text:p>
      <text:p text:style-name="P11">-ans/uns<text:tab/>Plural negative noun</text:p>
      <text:p text:style-name="P8">-i</text:p>
      <text:h text:style-name="Heading_20_2" text:outline-level="2"><text:bookmark-start text:name="__RefHeading___Toc1284_859431890"/><text:span text:style-name="T29">*</text:span>Time<text:bookmark-end text:name="__RefHeading___Toc1284_859431890"/></text:h>
      <text:p text:style-name="P14">http://www.enchantedlearning.com/wordlist/time.shtml</text:p>
      <text:h text:style-name="Heading_20_2" text:outline-level="2"><text:bookmark-start text:name="__RefHeading___Toc1286_859431890"/><text:soft-page-break/><text:span text:style-name="T29">Ambu to English</text:span><text:bookmark-end text:name="__RefHeading___Toc1286_859431890"/></text:h>
      <table:table table:name="Table7" table:style-name="Table7" table:template-name="House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Table_20_Heading">Genre</text:p>
          </table:table-cell>
          <table:table-cell table:style-name="Table7.B1" office:value-type="string">
            <text:p text:style-name="Table_20_Heading">Ambu</text:p>
          </table:table-cell>
          <table:table-cell table:style-name="Table7.B1" office:value-type="string">
            <text:p text:style-name="Table_20_Heading">English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amba</text:p>
          </table:table-cell>
          <table:table-cell table:style-name="Table7.B2" office:value-type="string">
            <text:p text:style-name="P63">walk, journey</text:p>
          </table:table-cell>
        </table:table-row>
        <table:table-row table:style-name="Table7.1">
          <table:table-cell table:style-name="Table7.A2" office:value-type="string">
            <text:p text:style-name="Table_20_Contents">v</text:p>
          </table:table-cell>
          <table:table-cell table:style-name="Table7.B2" office:value-type="string">
            <text:p text:style-name="P63">ambi</text:p>
          </table:table-cell>
          <table:table-cell table:style-name="Table7.B2" office:value-type="string">
            <text:p text:style-name="P63">walk</text:p>
          </table:table-cell>
        </table:table-row>
        <table:table-row table:style-name="Table7.1">
          <table:table-cell table:style-name="Table7.A2" office:value-type="string">
            <text:p text:style-name="Table_20_Contents">v</text:p>
          </table:table-cell>
          <table:table-cell table:style-name="Table7.B2" office:value-type="string">
            <text:p text:style-name="P63">amna</text:p>
          </table:table-cell>
          <table:table-cell table:style-name="Table7.B2" office:value-type="string">
            <text:p text:style-name="P63">meal</text:p>
          </table:table-cell>
        </table:table-row>
        <table:table-row table:style-name="Table7.1">
          <table:table-cell table:style-name="Table7.A2" office:value-type="string">
            <text:p text:style-name="Table_20_Contents">v</text:p>
          </table:table-cell>
          <table:table-cell table:style-name="Table7.B2" office:value-type="string">
            <text:p text:style-name="P63">amni</text:p>
          </table:table-cell>
          <table:table-cell table:style-name="Table7.B2" office:value-type="string">
            <text:p text:style-name="P63">eat</text:p>
          </table:table-cell>
        </table:table-row>
        <table:table-row table:style-name="Table7.1">
          <table:table-cell table:style-name="Table7.A2" office:value-type="string">
            <text:p text:style-name="Table_20_Contents">a</text:p>
          </table:table-cell>
          <table:table-cell table:style-name="Table7.B2" office:value-type="string">
            <text:p text:style-name="P63">anto</text:p>
          </table:table-cell>
          <table:table-cell table:style-name="Table7.B2" office:value-type="string">
            <text:p text:style-name="P63">tall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baku</text:p>
          </table:table-cell>
          <table:table-cell table:style-name="Table7.B2" office:value-type="string">
            <text:p text:style-name="P63">sentence</text:p>
          </table:table-cell>
        </table:table-row>
        <table:table-row table:style-name="Table7.1">
          <table:table-cell table:style-name="Table7.A2" office:value-type="string">
            <text:p text:style-name="Table_20_Contents">a</text:p>
          </table:table-cell>
          <table:table-cell table:style-name="Table7.B2" office:value-type="string">
            <text:p text:style-name="P63">bibo</text:p>
          </table:table-cell>
          <table:table-cell table:style-name="Table7.B2" office:value-type="string">
            <text:p text:style-name="P63">all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dewa</text:p>
          </table:table-cell>
          <table:table-cell table:style-name="Table7.B2" office:value-type="string">
            <text:p text:style-name="P63">home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kaka</text:p>
          </table:table-cell>
          <table:table-cell table:style-name="Table7.B2" office:value-type="string">
            <text:p text:style-name="P63">madness</text:p>
          </table:table-cell>
        </table:table-row>
        <table:table-row table:style-name="Table7.1">
          <table:table-cell table:style-name="Table7.A2" office:value-type="string">
            <text:p text:style-name="Table_20_Contents">v</text:p>
          </table:table-cell>
          <table:table-cell table:style-name="Table7.B2" office:value-type="string">
            <text:p text:style-name="P63">kaki</text:p>
          </table:table-cell>
          <table:table-cell table:style-name="Table7.B2" office:value-type="string">
            <text:p text:style-name="P63">angry, mad</text:p>
          </table:table-cell>
        </table:table-row>
        <table:table-row table:style-name="Table7.1">
          <table:table-cell table:style-name="Table7.A2" office:value-type="string">
            <text:p text:style-name="Table_20_Contents">a</text:p>
          </table:table-cell>
          <table:table-cell table:style-name="Table7.B2" office:value-type="string">
            <text:p text:style-name="P63">kako</text:p>
          </table:table-cell>
          <table:table-cell table:style-name="Table7.B2" office:value-type="string">
            <text:p text:style-name="P63">mad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kuna</text:p>
          </table:table-cell>
          <table:table-cell table:style-name="Table7.B2" office:value-type="string">
            <text:p text:style-name="P63">dog</text:p>
          </table:table-cell>
        </table:table-row>
        <table:table-row table:style-name="Table7.1">
          <table:table-cell table:style-name="Table7.A2" office:value-type="string">
            <text:p text:style-name="Table_20_Contents">v</text:p>
          </table:table-cell>
          <table:table-cell table:style-name="Table7.B2" office:value-type="string">
            <text:p text:style-name="P63">kuni</text:p>
          </table:table-cell>
          <table:table-cell table:style-name="Table7.B2" office:value-type="string">
            <text:p text:style-name="P63">bark</text:p>
          </table:table-cell>
        </table:table-row>
        <table:table-row table:style-name="Table7.1">
          <table:table-cell table:style-name="Table7.A2" office:value-type="string">
            <text:p text:style-name="Table_20_Contents">a</text:p>
          </table:table-cell>
          <table:table-cell table:style-name="Table7.B2" office:value-type="string">
            <text:p text:style-name="P63">memo</text:p>
          </table:table-cell>
          <table:table-cell table:style-name="Table7.B2" office:value-type="string">
            <text:p text:style-name="P63">less</text:p>
          </table:table-cell>
        </table:table-row>
        <table:table-row table:style-name="Table7.1">
          <table:table-cell table:style-name="Table7.A2" office:value-type="string">
            <text:p text:style-name="Table_20_Contents">a</text:p>
          </table:table-cell>
          <table:table-cell table:style-name="Table7.B2" office:value-type="string">
            <text:p text:style-name="P63">momo</text:p>
          </table:table-cell>
          <table:table-cell table:style-name="Table7.B2" office:value-type="string">
            <text:p text:style-name="P63">more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nama</text:p>
          </table:table-cell>
          <table:table-cell table:style-name="Table7.B2" office:value-type="string">
            <text:p text:style-name="P63">name</text:p>
          </table:table-cell>
        </table:table-row>
        <table:table-row table:style-name="Table7.1">
          <table:table-cell table:style-name="Table7.A2" office:value-type="string">
            <text:p text:style-name="Table_20_Contents">v</text:p>
          </table:table-cell>
          <table:table-cell table:style-name="Table7.B2" office:value-type="string">
            <text:p text:style-name="P63">nami</text:p>
          </table:table-cell>
          <table:table-cell table:style-name="Table7.B2" office:value-type="string">
            <text:p text:style-name="P63">name</text:p>
          </table:table-cell>
        </table:table-row>
        <table:table-row table:style-name="Table7.1">
          <table:table-cell table:style-name="Table7.A2" office:value-type="string">
            <text:p text:style-name="Table_20_Contents">a</text:p>
          </table:table-cell>
          <table:table-cell table:style-name="Table7.B2" office:value-type="string">
            <text:p text:style-name="P63">namo</text:p>
          </table:table-cell>
          <table:table-cell table:style-name="Table7.B2" office:value-type="string">
            <text:p text:style-name="P63">named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paka</text:p>
          </table:table-cell>
          <table:table-cell table:style-name="Table7.B2" office:value-type="string">
            <text:p text:style-name="P63">work</text:p>
          </table:table-cell>
        </table:table-row>
        <table:table-row table:style-name="Table7.1">
          <table:table-cell table:style-name="Table7.A2" office:value-type="string">
            <text:p text:style-name="Table_20_Contents">v</text:p>
          </table:table-cell>
          <table:table-cell table:style-name="Table7.B2" office:value-type="string">
            <text:p text:style-name="P63">paki</text:p>
          </table:table-cell>
          <table:table-cell table:style-name="Table7.B2" office:value-type="string">
            <text:p text:style-name="P63">work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pepa</text:p>
          </table:table-cell>
          <table:table-cell table:style-name="Table7.B2" office:value-type="string">
            <text:p text:style-name="P63">gift</text:p>
          </table:table-cell>
        </table:table-row>
        <text:soft-page-break/>
        <table:table-row table:style-name="Table7.1">
          <table:table-cell table:style-name="Table7.A2" office:value-type="string">
            <text:p text:style-name="Table_20_Contents">v</text:p>
          </table:table-cell>
          <table:table-cell table:style-name="Table7.B2" office:value-type="string">
            <text:p text:style-name="P63">pepi</text:p>
          </table:table-cell>
          <table:table-cell table:style-name="Table7.B2" office:value-type="string">
            <text:p text:style-name="P63">give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saba</text:p>
          </table:table-cell>
          <table:table-cell table:style-name="Table7.B2" office:value-type="string">
            <text:p text:style-name="P63">hello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tebu</text:p>
          </table:table-cell>
          <table:table-cell table:style-name="Table7.B2" office:value-type="string">
            <text:p text:style-name="P63">tree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teda</text:p>
          </table:table-cell>
          <table:table-cell table:style-name="Table7.B2" office:value-type="string">
            <text:p text:style-name="P63">interest</text:p>
          </table:table-cell>
        </table:table-row>
        <table:table-row table:style-name="Table7.1">
          <table:table-cell table:style-name="Table7.A2" office:value-type="string">
            <text:p text:style-name="Table_20_Contents">a</text:p>
          </table:table-cell>
          <table:table-cell table:style-name="Table7.B2" office:value-type="string">
            <text:p text:style-name="P63">tedo</text:p>
          </table:table-cell>
          <table:table-cell table:style-name="Table7.B2" office:value-type="string">
            <text:p text:style-name="P63">interesting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tepa</text:p>
          </table:table-cell>
          <table:table-cell table:style-name="Table7.B2" office:value-type="string">
            <text:p text:style-name="P63">leaf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tika</text:p>
          </table:table-cell>
          <table:table-cell table:style-name="Table7.B2" office:value-type="string">
            <text:p text:style-name="P63">desire, want</text:p>
          </table:table-cell>
        </table:table-row>
        <table:table-row table:style-name="Table7.1">
          <table:table-cell table:style-name="Table7.A2" office:value-type="string">
            <text:p text:style-name="Table_20_Contents">v</text:p>
          </table:table-cell>
          <table:table-cell table:style-name="Table7.B2" office:value-type="string">
            <text:p text:style-name="P63">tiki</text:p>
          </table:table-cell>
          <table:table-cell table:style-name="Table7.B2" office:value-type="string">
            <text:p text:style-name="P63">want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unta</text:p>
          </table:table-cell>
          <table:table-cell table:style-name="Table7.B2" office:value-type="string">
            <text:p text:style-name="P63">vista, view</text:p>
          </table:table-cell>
        </table:table-row>
        <table:table-row table:style-name="Table7.1">
          <table:table-cell table:style-name="Table7.A2" office:value-type="string">
            <text:p text:style-name="Table_20_Contents">v</text:p>
          </table:table-cell>
          <table:table-cell table:style-name="Table7.B2" office:value-type="string">
            <text:p text:style-name="P63">unti</text:p>
          </table:table-cell>
          <table:table-cell table:style-name="Table7.B2" office:value-type="string">
            <text:p text:style-name="P63">see</text:p>
          </table:table-cell>
        </table:table-row>
        <table:table-row table:style-name="Table7.1">
          <table:table-cell table:style-name="Table7.A2" office:value-type="string">
            <text:p text:style-name="Table_20_Contents">v</text:p>
          </table:table-cell>
          <table:table-cell table:style-name="Table7.B2" office:value-type="string">
            <text:p text:style-name="P63">wine</text:p>
          </table:table-cell>
          <table:table-cell table:style-name="Table7.B2" office:value-type="string">
            <text:p text:style-name="P63">fall</text:p>
          </table:table-cell>
        </table:table-row>
        <table:table-row table:style-name="Table7.1">
          <table:table-cell table:style-name="Table7.A2" office:value-type="string">
            <text:p text:style-name="Table_20_Contents">a</text:p>
          </table:table-cell>
          <table:table-cell table:style-name="Table7.B2" office:value-type="string">
            <text:p text:style-name="P63">wino</text:p>
          </table:table-cell>
          <table:table-cell table:style-name="Table7.B2" office:value-type="string">
            <text:p text:style-name="P63">fallen</text:p>
          </table:table-cell>
        </table:table-row>
        <table:table-row table:style-name="Table7.1">
          <table:table-cell table:style-name="Table7.A2" office:value-type="string">
            <text:p text:style-name="Table_20_Contents">n</text:p>
          </table:table-cell>
          <table:table-cell table:style-name="Table7.B2" office:value-type="string">
            <text:p text:style-name="P63">winu</text:p>
          </table:table-cell>
          <table:table-cell table:style-name="Table7.B2" office:value-type="string">
            <text:p text:style-name="P63">fall</text:p>
          </table:table-cell>
        </table:table-row>
      </table:table>
      <text:p text:style-name="Standard"/>
      <text:h text:style-name="P89" text:outline-level="2"><text:bookmark-start text:name="__RefHeading___Toc5973_608886240"/>English to Ambu<text:bookmark-end text:name="__RefHeading___Toc5973_608886240"/></text:h>
      <table:table table:name="Table5" table:style-name="Table5" table:template-name="House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8">English</text:p>
          </table:table-cell>
          <table:table-cell table:style-name="Table5.B1" office:value-type="string">
            <text:p text:style-name="P38">Ambu</text:p>
          </table:table-cell>
          <table:table-cell table:style-name="Table5.B1" office:value-type="string">
            <text:p text:style-name="P38">Genre</text:p>
          </table:table-cell>
        </table:table-row>
        <table:table-row table:style-name="Table5.1">
          <table:table-cell table:style-name="Table5.A2" office:value-type="string">
            <text:p text:style-name="P65">all</text:p>
          </table:table-cell>
          <table:table-cell table:style-name="Table5.B2" office:value-type="string">
            <text:p text:style-name="P65">bibo</text:p>
          </table:table-cell>
          <table:table-cell table:style-name="Table5.B2" office:value-type="string">
            <text:p text:style-name="P64">a</text:p>
          </table:table-cell>
        </table:table-row>
        <table:table-row table:style-name="Table5.1">
          <table:table-cell table:style-name="Table5.A2" office:value-type="string">
            <text:p text:style-name="P65">angry, mad</text:p>
          </table:table-cell>
          <table:table-cell table:style-name="Table5.B2" office:value-type="string">
            <text:p text:style-name="P65">kaki</text:p>
          </table:table-cell>
          <table:table-cell table:style-name="Table5.B2" office:value-type="string">
            <text:p text:style-name="P64">v</text:p>
          </table:table-cell>
        </table:table-row>
        <table:table-row table:style-name="Table5.1">
          <table:table-cell table:style-name="Table5.A2" office:value-type="string">
            <text:p text:style-name="P65">bark</text:p>
          </table:table-cell>
          <table:table-cell table:style-name="Table5.B2" office:value-type="string">
            <text:p text:style-name="P65">kuni</text:p>
          </table:table-cell>
          <table:table-cell table:style-name="Table5.B2" office:value-type="string">
            <text:p text:style-name="P64">v</text:p>
          </table:table-cell>
        </table:table-row>
        <table:table-row table:style-name="Table5.1">
          <table:table-cell table:style-name="Table5.A2" office:value-type="string">
            <text:p text:style-name="P65">desire, want</text:p>
          </table:table-cell>
          <table:table-cell table:style-name="Table5.B2" office:value-type="string">
            <text:p text:style-name="P65">tika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dog</text:p>
          </table:table-cell>
          <table:table-cell table:style-name="Table5.B2" office:value-type="string">
            <text:p text:style-name="P65">kuna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eat</text:p>
          </table:table-cell>
          <table:table-cell table:style-name="Table5.B2" office:value-type="string">
            <text:p text:style-name="P65">amni</text:p>
          </table:table-cell>
          <table:table-cell table:style-name="Table5.B2" office:value-type="string">
            <text:p text:style-name="P64">v</text:p>
          </table:table-cell>
        </table:table-row>
        <table:table-row table:style-name="Table5.1">
          <table:table-cell table:style-name="Table5.A2" office:value-type="string">
            <text:p text:style-name="P65">fall</text:p>
          </table:table-cell>
          <table:table-cell table:style-name="Table5.B2" office:value-type="string">
            <text:p text:style-name="P65">wine</text:p>
          </table:table-cell>
          <table:table-cell table:style-name="Table5.B2" office:value-type="string">
            <text:p text:style-name="P64">v</text:p>
          </table:table-cell>
        </table:table-row>
        <table:table-row table:style-name="Table5.1">
          <table:table-cell table:style-name="Table5.A2" office:value-type="string">
            <text:p text:style-name="P65">fall</text:p>
          </table:table-cell>
          <table:table-cell table:style-name="Table5.B2" office:value-type="string">
            <text:p text:style-name="P65">winu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fallen</text:p>
          </table:table-cell>
          <table:table-cell table:style-name="Table5.B2" office:value-type="string">
            <text:p text:style-name="P65">wino</text:p>
          </table:table-cell>
          <table:table-cell table:style-name="Table5.B2" office:value-type="string">
            <text:p text:style-name="P64">a</text:p>
          </table:table-cell>
        </table:table-row>
        <table:table-row table:style-name="Table5.1">
          <table:table-cell table:style-name="Table5.A2" office:value-type="string">
            <text:p text:style-name="P65">gift</text:p>
          </table:table-cell>
          <table:table-cell table:style-name="Table5.B2" office:value-type="string">
            <text:p text:style-name="P65">pepa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give</text:p>
          </table:table-cell>
          <table:table-cell table:style-name="Table5.B2" office:value-type="string">
            <text:p text:style-name="P65">pepi</text:p>
          </table:table-cell>
          <table:table-cell table:style-name="Table5.B2" office:value-type="string">
            <text:p text:style-name="P64">v</text:p>
          </table:table-cell>
        </table:table-row>
        <table:table-row table:style-name="Table5.1">
          <table:table-cell table:style-name="Table5.A2" office:value-type="string">
            <text:p text:style-name="P65">hello</text:p>
          </table:table-cell>
          <table:table-cell table:style-name="Table5.B2" office:value-type="string">
            <text:p text:style-name="P65">saba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home</text:p>
          </table:table-cell>
          <table:table-cell table:style-name="Table5.B2" office:value-type="string">
            <text:p text:style-name="P65">dewa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interest</text:p>
          </table:table-cell>
          <table:table-cell table:style-name="Table5.B2" office:value-type="string">
            <text:p text:style-name="P65">teda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interesting</text:p>
          </table:table-cell>
          <table:table-cell table:style-name="Table5.B2" office:value-type="string">
            <text:p text:style-name="P65">tedo</text:p>
          </table:table-cell>
          <table:table-cell table:style-name="Table5.B2" office:value-type="string">
            <text:p text:style-name="P64">a</text:p>
          </table:table-cell>
        </table:table-row>
        <table:table-row table:style-name="Table5.1">
          <table:table-cell table:style-name="Table5.A2" office:value-type="string">
            <text:p text:style-name="P65">leaf</text:p>
          </table:table-cell>
          <table:table-cell table:style-name="Table5.B2" office:value-type="string">
            <text:p text:style-name="P65">tepa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less</text:p>
          </table:table-cell>
          <table:table-cell table:style-name="Table5.B2" office:value-type="string">
            <text:p text:style-name="P65">memo</text:p>
          </table:table-cell>
          <table:table-cell table:style-name="Table5.B2" office:value-type="string">
            <text:p text:style-name="P64">a</text:p>
          </table:table-cell>
        </table:table-row>
        <table:table-row table:style-name="Table5.1">
          <table:table-cell table:style-name="Table5.A2" office:value-type="string">
            <text:p text:style-name="P65">mad</text:p>
          </table:table-cell>
          <table:table-cell table:style-name="Table5.B2" office:value-type="string">
            <text:p text:style-name="P65">kako</text:p>
          </table:table-cell>
          <table:table-cell table:style-name="Table5.B2" office:value-type="string">
            <text:p text:style-name="P64">a</text:p>
          </table:table-cell>
        </table:table-row>
        <table:table-row table:style-name="Table5.1">
          <table:table-cell table:style-name="Table5.A2" office:value-type="string">
            <text:p text:style-name="P65">madness</text:p>
          </table:table-cell>
          <table:table-cell table:style-name="Table5.B2" office:value-type="string">
            <text:p text:style-name="P65">kaka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meal</text:p>
          </table:table-cell>
          <table:table-cell table:style-name="Table5.B2" office:value-type="string">
            <text:p text:style-name="P65">amna</text:p>
          </table:table-cell>
          <table:table-cell table:style-name="Table5.B2" office:value-type="string">
            <text:p text:style-name="P64">v</text:p>
          </table:table-cell>
        </table:table-row>
        <table:table-row table:style-name="Table5.1">
          <table:table-cell table:style-name="Table5.A2" office:value-type="string">
            <text:p text:style-name="P65">more</text:p>
          </table:table-cell>
          <table:table-cell table:style-name="Table5.B2" office:value-type="string">
            <text:p text:style-name="P65">momo</text:p>
          </table:table-cell>
          <table:table-cell table:style-name="Table5.B2" office:value-type="string">
            <text:p text:style-name="P64">a</text:p>
          </table:table-cell>
        </table:table-row>
        <text:soft-page-break/>
        <table:table-row table:style-name="Table5.1">
          <table:table-cell table:style-name="Table5.A2" office:value-type="string">
            <text:p text:style-name="P65">name</text:p>
          </table:table-cell>
          <table:table-cell table:style-name="Table5.B2" office:value-type="string">
            <text:p text:style-name="P65">nama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name</text:p>
          </table:table-cell>
          <table:table-cell table:style-name="Table5.B2" office:value-type="string">
            <text:p text:style-name="P65">nami</text:p>
          </table:table-cell>
          <table:table-cell table:style-name="Table5.B2" office:value-type="string">
            <text:p text:style-name="P64">v</text:p>
          </table:table-cell>
        </table:table-row>
        <table:table-row table:style-name="Table5.1">
          <table:table-cell table:style-name="Table5.A2" office:value-type="string">
            <text:p text:style-name="P65">named</text:p>
          </table:table-cell>
          <table:table-cell table:style-name="Table5.B2" office:value-type="string">
            <text:p text:style-name="P65">namo</text:p>
          </table:table-cell>
          <table:table-cell table:style-name="Table5.B2" office:value-type="string">
            <text:p text:style-name="P64">a</text:p>
          </table:table-cell>
        </table:table-row>
        <table:table-row table:style-name="Table5.1">
          <table:table-cell table:style-name="Table5.A2" office:value-type="string">
            <text:p text:style-name="P65">see</text:p>
          </table:table-cell>
          <table:table-cell table:style-name="Table5.B2" office:value-type="string">
            <text:p text:style-name="P65">unti</text:p>
          </table:table-cell>
          <table:table-cell table:style-name="Table5.B2" office:value-type="string">
            <text:p text:style-name="P64">v</text:p>
          </table:table-cell>
        </table:table-row>
        <table:table-row table:style-name="Table5.1">
          <table:table-cell table:style-name="Table5.A2" office:value-type="string">
            <text:p text:style-name="P65">sentence</text:p>
          </table:table-cell>
          <table:table-cell table:style-name="Table5.B2" office:value-type="string">
            <text:p text:style-name="P65">baku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tall</text:p>
          </table:table-cell>
          <table:table-cell table:style-name="Table5.B2" office:value-type="string">
            <text:p text:style-name="P65">anto</text:p>
          </table:table-cell>
          <table:table-cell table:style-name="Table5.B2" office:value-type="string">
            <text:p text:style-name="P64">a</text:p>
          </table:table-cell>
        </table:table-row>
        <table:table-row table:style-name="Table5.1">
          <table:table-cell table:style-name="Table5.A2" office:value-type="string">
            <text:p text:style-name="P65">tree</text:p>
          </table:table-cell>
          <table:table-cell table:style-name="Table5.B2" office:value-type="string">
            <text:p text:style-name="P65">tebu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vista, view</text:p>
          </table:table-cell>
          <table:table-cell table:style-name="Table5.B2" office:value-type="string">
            <text:p text:style-name="P65">unta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walk</text:p>
          </table:table-cell>
          <table:table-cell table:style-name="Table5.B2" office:value-type="string">
            <text:p text:style-name="P65">ambi</text:p>
          </table:table-cell>
          <table:table-cell table:style-name="Table5.B2" office:value-type="string">
            <text:p text:style-name="P64">v</text:p>
          </table:table-cell>
        </table:table-row>
        <table:table-row table:style-name="Table5.1">
          <table:table-cell table:style-name="Table5.A2" office:value-type="string">
            <text:p text:style-name="P65">walk, journey</text:p>
          </table:table-cell>
          <table:table-cell table:style-name="Table5.B2" office:value-type="string">
            <text:p text:style-name="P65">amba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want</text:p>
          </table:table-cell>
          <table:table-cell table:style-name="Table5.B2" office:value-type="string">
            <text:p text:style-name="P65">tiki</text:p>
          </table:table-cell>
          <table:table-cell table:style-name="Table5.B2" office:value-type="string">
            <text:p text:style-name="P64">v</text:p>
          </table:table-cell>
        </table:table-row>
        <table:table-row table:style-name="Table5.1">
          <table:table-cell table:style-name="Table5.A2" office:value-type="string">
            <text:p text:style-name="P65">work</text:p>
          </table:table-cell>
          <table:table-cell table:style-name="Table5.B2" office:value-type="string">
            <text:p text:style-name="P65">paka</text:p>
          </table:table-cell>
          <table:table-cell table:style-name="Table5.B2" office:value-type="string">
            <text:p text:style-name="P64">n</text:p>
          </table:table-cell>
        </table:table-row>
        <table:table-row table:style-name="Table5.1">
          <table:table-cell table:style-name="Table5.A2" office:value-type="string">
            <text:p text:style-name="P65">work</text:p>
          </table:table-cell>
          <table:table-cell table:style-name="Table5.B2" office:value-type="string">
            <text:p text:style-name="P65">paki</text:p>
          </table:table-cell>
          <table:table-cell table:style-name="Table5.B2" office:value-type="string">
            <text:p text:style-name="P64">v</text:p>
          </table:table-cell>
        </table:table-row>
      </table:table>
      <text:p text:style-name="Standard"/>
      <text:h text:style-name="P89" text:outline-level="2"><text:bookmark-start text:name="__RefHeading___Toc5975_608886240"/><text:span text:style-name="T40">*</text:span>Proper Nouns<text:bookmark-end text:name="__RefHeading___Toc5975_608886240"/></text:h>
      <text:p text:style-name="Text_20_body"/>
      <text:h text:style-name="P69" text:outline-level="1"><text:bookmark-start text:name="__RefHeading___Toc131_4198987437"/><text:span text:style-name="T23">*</text:span>Glossary<text:bookmark-end text:name="__RefHeading___Toc131_4198987437"/></text:h>
      <text:p text:style-name="Text_20_body">Copula</text:p>
      <text:p text:style-name="P6">Phonology</text:p>
      <text:p text:style-name="P6">Orthography</text:p>
      <text:p text:style-name="P83">Loan</text:p>
      <text:p text:style-name="P84">Lexicon</text:p>
      <text:p text:style-name="P17">IP<text:span text:style-name="T38">A</text:span></text:p>
      <text:p text:style-name="Text_20_body"/>
      <text:h text:style-name="Heading_20_1" text:outline-level="1"><text:bookmark-start text:name="__RefHeading___Toc133_4198987437"/>Online<text:bookmark-end text:name="__RefHeading___Toc133_4198987437"/></text:h>
      <text:p text:style-name="P15"><text:span text:style-name="Distinct"><text:span text:style-name="T35">My email</text:span></text:span><text:span text:style-name="Distinct">:</text:span><text:span text:style-name="Distinct"><text:span text:style-name="T34">phun@pm.me</text:span></text:span></text:p>
      <text:p text:style-name="P15"><text:span text:style-name="Distinct">More</text:span><text:span text:style-name="Distinct"><text:span text:style-name="T36"> works</text:span></text:span><text:span text:style-name="Distinct">:</text:span><text:span text:style-name="Distinct"><text:span text:style-name="T34">github.com/phunanon/conlang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Light" fo:font-family="'DejaVu Sans Light'" style:font-family-generic="swiss" style:font-pitch="variable" officeooo:rsid="001965d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2df0c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left="0cm" fo:margin-right="0cm" fo:margin-top="0.101cm" fo:margin-bottom="0.101cm" loext:contextual-spacing="false" fo:text-indent="0cm" style:auto-text-indent="false" fo:padding="0cm" fo:border="none" style:shadow="none" text:number-lines="false" text:line-number="0" style:writing-mode="page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 Light" fo:font-family="'DejaVu Sans Light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DejaVu Sans Light" fo:font-family="'DejaVu Sans Light'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margin-top="0.6cm" fo:margin-bottom="0.4cm" loext:contextual-spacing="false" fo:text-align="center" style:justify-single-word="false" fo:text-indent="0cm" style:auto-text-indent="false" style:writing-mode="page"/>
      <style:text-properties fo:color="#ffffff" style:font-name="DejaVu Sans Light" fo:font-family="'DejaVu Sans Light'" style:font-family-generic="swiss" style:font-pitch="variable" fo:font-size="18.2000007629395pt" fo:text-shadow="none" fo:font-weight="bold" officeooo:rsid="001965dc" fo:background-color="#5c2d91" style:font-size-asian="18.2000007629395pt" style:font-weight-asian="bold" style:font-size-complex="18.2000007629395pt" style:font-weight-complex="bold" loext:padding-left="0.4cm" loext:padding-right="0.4cm" loext:padding-top="0.3cm" loext:padding-bottom="0.3cm" loext:border="0.06pt solid #5c2d91" loext:shadow="none"/>
    </style:style>
    <style:style style:name="Big_20_Title" style:display-name="Big Title" style:family="paragraph" style:parent-style-name="Title"/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0.8cm" style:type="right" style:leader-style="dotted" style:leader-text="."/>
        </style:tab-stops>
      </style:paragraph-properties>
      <style:text-properties fo:font-weight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officeooo:rsid="00300e1a"/>
    </style:style>
    <style:style style:name="Table_20_Heading" style:display-name="Table Heading" style:family="paragraph" style:parent-style-name="Table_20_Contents" style:class="extra">
      <style:paragraph-properties fo:margin-top="0.101cm" fo:margin-bottom="0.101cm" loext:contextual-spacing="false" fo:text-align="center" style:justify-single-word="false" text:number-lines="false" text:line-number="0" style:writing-mode="page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 fo:padding-left="0.499cm" fo:padding-right="0.049cm" fo:padding-top="0.049cm" fo:padding-bottom="0.049cm" fo:border-left="3.49pt solid #5c2d91" fo:border-right="none" fo:border-top="none" fo:border-bottom="none" style:shadow="none" style:writing-mode="page"/>
      <style:text-properties style:font-name="DejaVu Sans Light" fo:font-family="'DejaVu Sans Light'" style:font-family-generic="swiss" style:font-pitch="variable" fo:font-size="16pt" fo:text-shadow="none" fo:font-weight="bold" officeooo:rsid="00491596" style:font-size-asian="16pt" style:font-weight-asian="bold" style:font-size-complex="16pt" style:font-weight-complex="bold"/>
    </style:style>
    <style:style style:name="Table_20_Contents_20_Left" style:display-name="Table Contents Left" style:family="paragraph" style:parent-style-name="Table_20_Contents">
      <style:paragraph-properties fo:margin-top="0.101cm" fo:margin-bottom="0.101cm" loext:contextual-spacing="false" fo:text-align="start" style:justify-single-word="false" style:writing-mode="page"/>
      <style:text-properties fo:font-size="10pt" officeooo:rsid="00220a77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3cm" fo:margin-bottom="0.3cm" loext:contextual-spacing="false" fo:text-align="start" style:justify-single-word="false" fo:text-indent="0cm" style:auto-text-indent="false" style:page-number="auto" fo:break-before="auto" fo:break-after="auto" fo:background-color="transparent" fo:padding="0cm" fo:border="none" style:shadow="none" style:snap-to-layout-grid="true" style:writing-mode="page">
        <style:tab-stops/>
        <style:drop-cap/>
      </style:paragraph-properties>
      <style:text-properties style:use-window-font-color="true" style:font-name="DejaVu Sans Light" fo:font-family="'DejaVu Sans Light'" style:font-family-generic="swiss" style:font-pitch="variable" fo:font-size="14pt" fo:letter-spacing="normal" fo:font-style="normal" style:text-underline-style="none" fo:font-weight="bold" officeooo:rsid="003f9df2" style:letter-kerning="true" style:font-size-asian="14pt" style:font-style-asian="normal" style:font-weight-asian="bold" style:font-size-complex="14pt" style:font-style-complex="normal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0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0.2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istinct" style:family="text">
      <style:text-properties fo:color="#ffffff" style:font-name="DejaVu Sans Light1" fo:font-family="'DejaVu Sans Light'" style:font-style-name="Bold" style:font-family-generic="swiss" style:font-pitch="variable" fo:font-weight="bold" fo:background-color="#21409a" style:font-size-asian="10.5pt" loext:padding-left="0.4cm" loext:padding-right="0.4cm" loext:padding-top="0.3cm" loext:padding-bottom="0.3cm" loext:border="0.06pt solid #21409a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ouse.1" style:family="table-cell">
      <style:table-cell-properties fo:border-left="0.06pt solid #000000" fo:border-right="0.06pt solid #000000" fo:border-top="0.06pt solid #000000" fo:border-bottom="0.06pt solid #000000" style:vertical-align="middle"/>
      <style:paragraph-properties fo:text-align="center"/>
      <style:text-properties style:use-window-font-color="true" fo:font-weight="bold" style:font-name="DejaVu Sans Light" fo:font-family="'DejaVu Sans Light'" style:font-family-generic="swiss" style:font-size-asian="10.5pt" style:font-weight-asian="bold" style:font-name-asian="Noto Sans CJK SC Regular" style:font-family-asian="'Noto Sans CJK SC Regular'" style:font-weight-complex="bold" style:font-name-complex="Lohit Devanagari" style:font-family-complex="'Lohit Devanagari'"/>
    </style:style>
    <style:style style:name="House.2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3" style:family="table-cell">
      <style:table-cell-properties fo:border-lef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4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5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6" style:family="table-cell">
      <style:table-cell-properties fo:border-lef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7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8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9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10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11" style:family="table-cell">
      <style:table-cell-properties fo:border-left="0.06pt solid #000000" fo:border-top="0.06pt solid #000000" fo:border-bottom="0.06pt solid #000000" style:vertical-align="middle"/>
      <style:paragraph-properties fo:text-align="center"/>
      <style:text-properties style:use-window-font-color="true" fo:font-weight="bold" style:font-name="DejaVu Sans Light" fo:font-family="'DejaVu Sans Light'" style:font-family-generic="swiss" style:font-size-asian="10.5pt" style:font-weight-asian="bold" style:font-name-asian="Noto Sans CJK SC Regular" style:font-family-asian="'Noto Sans CJK SC Regular'" style:font-weight-complex="bold" style:font-name-complex="Lohit Devanagari" style:font-family-complex="'Lohit Devanagari'"/>
    </style:style>
    <style:style style:name="House.12" style:family="table-cell">
      <style:table-cell-properties fo:border-left="0.06pt solid #000000" fo:border-right="0.06pt solid #000000" fo:border-top="0.06pt solid #000000" fo:border-bottom="0.06pt solid #000000" style:vertical-align="middle"/>
      <style:paragraph-properties fo:text-align="center"/>
      <style:text-properties style:use-window-font-color="true" fo:font-weight="bold" style:font-name="DejaVu Sans Light" fo:font-family="'DejaVu Sans Light'" style:font-family-generic="swiss" style:font-size-asian="10.5pt" style:font-weight-asian="bold" style:font-name-asian="Noto Sans CJK SC Regular" style:font-family-asian="'Noto Sans CJK SC Regular'" style:font-weight-complex="bold" style:font-name-complex="Lohit Devanagari" style:font-family-complex="'Lohit Devanagari'"/>
    </style:style>
    <style:style style:name="House.13" style:family="table-cell">
      <style:table-cell-properties fo:border-lef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14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15" style:family="table-cell">
      <style:table-cell-properties fo:border-left="0.06pt solid #000000" fo:border-right="0.06pt solid #000000" fo:border-top="0.06pt solid #000000" fo:border-bottom="0.06pt solid #000000" style:vertical-align="middle"/>
      <style:paragraph-properties fo:text-align="center"/>
      <style:text-properties style:use-window-font-color="true" fo:font-weight="bold" style:font-name="DejaVu Sans Light" fo:font-family="'DejaVu Sans Light'" style:font-family-generic="swiss" style:font-size-asian="10.5pt" style:font-weight-asian="bold" style:font-name-asian="Noto Sans CJK SC Regular" style:font-family-asian="'Noto Sans CJK SC Regular'" style:font-weight-complex="bold" style:font-name-complex="Lohit Devanagari" style:font-family-complex="'Lohit Devanagari'"/>
    </style:style>
    <style:style style:name="House.16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table:table-template table:name="House" table:first-row-end-column="row" table:first-row-start-column="row" table:last-row-end-column="row" table:last-row-start-column="row">
      <table:first-row table:style-name="House.1"/>
      <table:last-row table:style-name="House.2"/>
      <table:first-column table:style-name="House.3"/>
      <table:last-column table:style-name="House.4"/>
      <table:body table:style-name="House.9"/>
      <table:even-rows table:style-name="House.5"/>
      <table:odd-rows table:style-name="House.6"/>
      <table:even-columns table:style-name="House.7"/>
      <table:odd-columns table:style-name="House.8"/>
      <table:background table:style-name="House.10"/>
      <loext:first-row-even-column table:style-name="House.15"/>
      <loext:last-row-even-column table:style-name="House.16"/>
      <loext:first-row-end-column table:style-name="House.12"/>
      <loext:first-row-start-column table:style-name="House.11"/>
      <loext:last-row-end-column table:style-name="House.14"/>
      <loext:last-row-start-column table:style-name="Hous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officeooo:rsid="001e69c4" officeooo:paragraph-rsid="001e69c4"/>
    </style:style>
    <style:style style:name="MT1" style:family="text">
      <style:text-properties fo:color="#826aaf" officeooo:rsid="002c9566"/>
    </style:style>
    <style:style style:name="MT2" style:family="text">
      <style:text-properties officeooo:rsid="003818de"/>
    </style:style>
    <style:page-layout style:name="Mpm1" style:page-usage="mirrored">
      <style:page-layout-properties fo:page-width="14.801cm" fo:page-height="21.001cm" style:num-format="1" style:print-orientation="portrait" fo:margin-top="1.6cm" fo:margin-bottom="1.6cm" fo:margin-left="1.799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mbu</text:span><text:tab/><text:chapter text:display="name" text:outline-level="1">*Glossary</text:chapter><text:span text:style-name="MT2"><text:tab/>Page </text:span><text:span text:style-name="MT2"><text:page-number text:select-page="current">22</text:page-number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05:04:57.265466552</meta:creation-date>
    <dc:date>2018-04-28T00:20:25.378756191</dc:date>
    <meta:editing-duration>PT5H46M16S</meta:editing-duration>
    <meta:editing-cycles>154</meta:editing-cycles>
    <meta:generator>LibreOffice/5.4.6.2$Linux_X86_64 LibreOffice_project/40m0$Build-2</meta:generator>
    <meta:document-statistic meta:table-count="17" meta:image-count="0" meta:object-count="0" meta:page-count="22" meta:paragraph-count="579" meta:word-count="1030" meta:character-count="4969" meta:non-whitespace-character-count="4520"/>
  </office:meta>
</office:document-meta>
</file>